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3.049cm" fo:min-width="8.42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977cm" fo:min-width="21.572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17cm" fo:min-width="19.746cm"/>
    </style:style>
    <style:style style:name="gr4" style:family="graphic" style:parent-style-name="standard">
      <style:graphic-properties draw:fill-color="#ff6633" draw:textarea-horizontal-align="center" draw:textarea-vertical-align="middle"/>
    </style:style>
    <style:style style:name="gr5" style:family="graphic" style:parent-style-name="standard">
      <style:graphic-properties draw:fill-color="#e6ff00" draw:textarea-horizontal-align="center" draw:textarea-vertical-align="middle"/>
    </style:style>
    <style:style style:name="gr6" style:family="graphic" style:parent-style-name="standard">
      <style:graphic-properties draw:marker-end="" draw:marker-end-width="0.25cm" draw:textarea-horizontal-align="center" draw:textarea-vertical-align="middle"/>
    </style:style>
    <style:style style:name="gr7" style:family="graphic" style:parent-style-name="standard">
      <style:graphic-properties draw:marker-end="Arrow" draw:marker-end-width="0.559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cm" fo:min-width="18.71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5cm" fo:min-width="18.715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905cm" fo:min-width="5.141cm"/>
    </style:style>
    <style:style style:name="gr11" style:family="graphic" style:parent-style-name="standard">
      <style:graphic-properties draw:fill-color="#ccccff" draw:textarea-horizontal-align="center" draw:textarea-vertical-align="middle"/>
    </style:style>
    <style:style style:name="gr12" style:family="graphic" style:parent-style-name="standard">
      <style:graphic-properties draw:fill-color="#e6ff00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cm" fo:min-width="5.881cm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cm" fo:min-width="4.90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5cm" fo:min-width="18.715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cm" fo:min-width="4.445cm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cm" fo:min-width="7.302cm"/>
    </style:style>
    <style:style style:name="gr18" style:family="graphic" style:parent-style-name="standard">
      <style:graphic-properties draw:stroke="dash" draw:stroke-dash="Fine_20_Dashed_20__28_var_29_" draw:marker-end="" draw:marker-end-width="0.25cm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5cm" fo:min-width="16.51cm"/>
    </style:style>
    <style:style style:name="gr20" style:family="graphic" style:parent-style-name="standard">
      <style:graphic-properties draw:fill-color="#e6e64c" draw:textarea-horizontal-align="center" draw:textarea-vertical-align="middle"/>
    </style:style>
    <style:style style:name="gr21" style:family="graphic" style:parent-style-name="standard">
      <style:graphic-properties draw:fill-color="#cccc00" draw:textarea-horizontal-align="center" draw:textarea-vertical-align="middle"/>
    </style:style>
    <style:style style:name="gr22" style:family="graphic" style:parent-style-name="standard">
      <style:graphic-properties draw:fill-color="#999999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cm" fo:min-width="3.175cm"/>
    </style:style>
    <style:style style:name="gr24" style:family="graphic" style:parent-style-name="standard">
      <style:graphic-properties draw:fill-color="#e6e64c" draw:textarea-horizontal-align="center" draw:textarea-vertical-align="middle"/>
    </style:style>
    <style:style style:name="gr25" style:family="graphic" style:parent-style-name="standard">
      <style:graphic-properties draw:fill-color="#cccc00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79cm" fo:min-width="7.62cm"/>
    </style:style>
    <style:style style:name="gr27" style:family="graphic" style:parent-style-name="standard">
      <style:graphic-properties draw:fill-color="#eb613d" draw:textarea-horizontal-align="center" draw:textarea-vertical-align="middle"/>
    </style:style>
    <style:style style:name="gr28" style:family="graphic" style:parent-style-name="standard">
      <style:graphic-properties draw:marker-end="Arrow" draw:marker-end-width="0.356cm" draw:textarea-horizontal-align="center" draw:textarea-vertical-align="middle"/>
    </style:style>
    <style:style style:name="gr29" style:family="graphic" style:parent-style-name="standard">
      <style:graphic-properties draw:marker-end="" draw:marker-end-width="0.356cm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2cm" fo:min-width="4.445cm"/>
    </style:style>
    <style:style style:name="gr3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cm" fo:min-width="1.58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57cm" fo:min-width="7.62cm"/>
    </style:style>
    <style:style style:name="gr33" style:family="graphic" style:parent-style-name="standard">
      <style:graphic-properties draw:stroke="dash" draw:stroke-dash="Fine_20_Dashed_20__28_var_29_" draw:marker-end="Arrow" draw:marker-end-width="0.406cm" draw:textarea-horizontal-align="center" draw:textarea-vertical-align="middle"/>
    </style:style>
    <style:style style:name="gr34" style:family="graphic" style:parent-style-name="standard">
      <style:graphic-properties draw:fill-color="#b3b3b3" draw:textarea-horizontal-align="center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cm" fo:min-width="5.398cm"/>
    </style:style>
    <style:style style:name="gr36" style:family="graphic" style:parent-style-name="standard">
      <style:graphic-properties draw:fill-color="#ccccff" draw:textarea-horizontal-align="center" draw:textarea-vertical-align="middle"/>
    </style:style>
    <style:style style:name="gr37" style:family="graphic" style:parent-style-name="standard">
      <style:graphic-properties draw:marker-start="Arrow" draw:marker-start-width="0.356cm" draw:marker-end="" draw:marker-end-width="0.25cm" draw:textarea-horizontal-align="center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cm" fo:min-width="3.492cm"/>
    </style:style>
    <style:style style:name="gr39" style:family="graphic" style:parent-style-name="standard">
      <style:graphic-properties svg:stroke-width="0.305cm" draw:marker-start="Arrow" draw:marker-start-width="0.813cm" draw:marker-end="" draw:marker-end-width="0.711cm" draw:textarea-horizontal-align="center" draw:textarea-vertical-align="middle" fo:padding-top="0.152cm" fo:padding-bottom="0.152cm" fo:padding-left="0.152cm" fo:padding-right="0.152cm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35cm" fo:min-width="2.697cm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cm" fo:min-width="2.684cm"/>
    </style:style>
    <style:style style:name="gr42" style:family="graphic" style:parent-style-name="standard">
      <style:graphic-properties draw:fill-color="#ffff66" draw:textarea-vertical-align="middle" draw:auto-grow-height="false" fo:min-height="0.749cm" fo:min-width="0.499cm"/>
    </style:style>
    <style:style style:name="gr43" style:family="graphic" style:parent-style-name="standard">
      <style:graphic-properties draw:fill-color="#ffcc99" draw:textarea-vertical-align="middle" draw:auto-grow-height="false" fo:min-height="0.749cm" fo:min-width="0.499cm"/>
    </style:style>
    <style:style style:name="gr44" style:family="graphic" style:parent-style-name="standard">
      <style:graphic-properties draw:marker-start="" draw:marker-end="" draw:marker-end-width="0.3cm" draw:textarea-horizontal-align="center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5cm" fo:min-width="14.602cm"/>
    </style:style>
    <style:style style:name="gr46" style:family="graphic" style:parent-style-name="standard">
      <style:graphic-properties svg:stroke-width="0.102cm" draw:marker-start="Arrow" draw:marker-start-width="0.51cm" draw:marker-end="" draw:marker-end-width="0.408cm" draw:textarea-horizontal-align="center" draw:textarea-vertical-align="middle" fo:padding-top="0.052cm" fo:padding-bottom="0.052cm" fo:padding-left="0.052cm" fo:padding-right="0.052cm"/>
    </style:style>
    <style:style style:name="gr4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family="Charter" style:font-family-generic="roman" style:font-pitch="variable"/>
    </style:style>
    <style:style style:name="P3" style:family="paragraph">
      <style:paragraph-properties fo:margin-left="0cm" fo:margin-right="0cm" text:enable-numbering="true" fo:text-indent="0cm"/>
    </style:style>
    <style:style style:name="P4" style:family="paragraph">
      <style:paragraph-properties fo:margin-left="0cm" fo:margin-right="0cm" text:enable-numbering="true" fo:text-indent="0cm"/>
      <style:text-properties fo:font-family="Charter" style:font-family-generic="swiss" style:font-pitch="variable" fo:font-size="20pt" fo:font-weight="normal" style:font-size-asian="24pt" style:font-size-complex="24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center" fo:text-indent="0cm"/>
      <style:text-properties fo:font-family="Charter" style:font-family-generic="roman" style:font-pitch="variable" fo:font-size="14pt"/>
    </style:style>
    <style:style style:name="P7" style:family="paragraph">
      <style:paragraph-properties fo:margin-left="0cm" fo:margin-right="0cm" fo:text-align="center" fo:text-indent="0cm"/>
      <style:text-properties fo:font-family="Charter" style:font-style-name="Regular" style:font-family-generic="roman" style:font-pitch="variable" fo:font-size="16pt" style:font-size-asian="2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text:enable-numbering="true" fo:text-indent="0cm"/>
      <style:text-properties fo:font-family="Charter" style:font-family-generic="swiss" style:font-pitch="variable" fo:font-size="20pt" fo:font-weight="normal" style:font-size-asian="20pt" style:font-size-complex="20pt"/>
    </style:style>
    <style:style style:name="P10" style:family="paragraph">
      <style:paragraph-properties fo:margin-left="0cm" fo:margin-right="0cm" fo:text-align="start" fo:text-indent="0cm"/>
      <style:text-properties fo:font-family="Charter" style:font-family-generic="roman" style:font-pitch="variable" fo:font-size="24pt" fo:font-style="italic" style:font-size-asian="24pt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0cm" fo:margin-right="0cm" fo:text-align="start" fo:text-indent="0cm"/>
      <style:text-properties fo:font-family="Charter" style:font-style-name="Regular" style:font-family-generic="roman" style:font-pitch="variable" fo:font-size="14pt" style:font-size-asian="24pt"/>
    </style:style>
    <style:style style:name="P13" style:family="paragraph">
      <style:paragraph-properties fo:margin-left="0cm" fo:margin-right="0cm" fo:text-align="start" fo:text-indent="0cm">
        <style:tab-stops/>
      </style:paragraph-properties>
      <style:text-properties fo:font-family="Charter" style:font-family-generic="roman" style:font-pitch="variable" fo:font-size="24pt" fo:font-style="normal" style:font-size-asian="24pt" style:font-style-asian="normal" style:font-style-complex="normal"/>
    </style:style>
    <style:style style:name="P14" style:family="paragraph">
      <style:paragraph-properties fo:margin-left="0cm" fo:margin-right="0cm" fo:text-indent="0cm"/>
      <style:text-properties fo:font-family="Charter" style:font-family-generic="roman" style:font-pitch="variable" fo:font-size="20pt" style:font-size-asian="20pt" style:font-size-complex="20pt"/>
    </style:style>
    <style:style style:name="P15" style:family="paragraph">
      <style:paragraph-properties fo:margin-left="0cm" fo:margin-right="0cm" fo:text-align="center" fo:text-indent="0cm"/>
      <style:text-properties fo:color="#800000" fo:font-family="Charter" style:font-family-generic="roman" style:font-pitch="variable" fo:font-size="20pt" style:font-size-asian="20pt" style:font-size-complex="20pt"/>
    </style:style>
    <style:style style:name="P16" style:family="paragraph">
      <style:paragraph-properties fo:margin-left="0cm" fo:margin-right="0cm" text:enable-numbering="true" fo:text-indent="0cm"/>
      <style:text-properties fo:font-family="Charter" style:font-family-generic="swiss" style:font-pitch="variable" fo:font-size="16pt" fo:font-weight="normal" style:font-size-asian="24pt"/>
    </style:style>
    <style:style style:name="P17" style:family="paragraph">
      <style:paragraph-properties fo:margin-left="1.2cm" fo:margin-right="0cm" text:enable-numbering="true" fo:text-indent="-0.6cm"/>
    </style:style>
    <style:style style:name="P18" style:family="paragraph">
      <style:paragraph-properties fo:margin-left="0cm" fo:margin-right="0cm" fo:text-indent="0cm"/>
      <style:text-properties fo:color="#800000" fo:font-family="Charter" style:font-family-generic="roman" style:font-pitch="variable" fo:font-size="20pt" style:font-size-asian="20pt" style:font-size-complex="20pt"/>
    </style:style>
    <style:style style:name="P19" style:family="paragraph">
      <style:paragraph-properties fo:margin-left="0cm" fo:margin-right="0cm" fo:text-indent="0cm"/>
      <style:text-properties fo:font-family="Charter" style:font-family-generic="roman" style:font-pitch="variable" fo:font-size="24pt"/>
    </style:style>
    <style:style style:name="T1" style:family="text">
      <style:text-properties fo:font-family="Charter" style:font-family-generic="roman" style:font-pitch="variable"/>
    </style:style>
    <style:style style:name="T2" style:family="text">
      <style:text-properties fo:font-family="Charter" style:font-family-generic="swiss" style:font-pitch="variable" fo:font-size="20pt" fo:font-weight="normal" style:font-size-asian="24pt" style:font-size-complex="24pt"/>
    </style:style>
    <style:style style:name="T3" style:family="text">
      <style:text-properties fo:font-family="Charter" style:font-family-generic="roman" style:font-pitch="variable" fo:font-size="14pt"/>
    </style:style>
    <style:style style:name="T4" style:family="text">
      <style:text-properties fo:font-family="Charter" style:font-style-name="Regular" style:font-family-generic="roman" style:font-pitch="variable" fo:font-size="16pt" style:font-size-asian="24pt"/>
    </style:style>
    <style:style style:name="T5" style:family="text">
      <style:text-properties fo:font-family="Charter" style:font-family-generic="swiss" style:font-pitch="variable" fo:font-size="20pt" fo:font-weight="normal" style:font-size-asian="20pt" style:font-size-complex="20pt"/>
    </style:style>
    <style:style style:name="T6" style:family="text">
      <style:text-properties fo:font-family="Charter" style:font-style-name="Regular" style:font-family-generic="roman" style:font-pitch="variable" fo:font-size="14pt" style:font-size-asian="24pt"/>
    </style:style>
    <style:style style:name="T7" style:family="text">
      <style:text-properties fo:font-family="Charter" style:font-family-generic="roman" style:font-pitch="variable" fo:font-size="20pt" style:font-size-asian="20pt" style:font-size-complex="20pt"/>
    </style:style>
    <style:style style:name="T8" style:family="text">
      <style:text-properties fo:color="#800000" fo:font-family="Charter" style:font-family-generic="roman" style:font-pitch="variable" fo:font-size="20pt" style:font-size-asian="20pt" style:font-size-complex="20pt"/>
    </style:style>
    <style:style style:name="T9" style:family="text">
      <style:text-properties fo:font-family="Charter" style:font-family-generic="swiss" style:font-pitch="variable" fo:font-size="16pt" fo:font-weight="normal" style:font-size-asian="24pt"/>
    </style:style>
    <style:style style:name="T10" style:family="text">
      <style:text-properties fo:font-family="Charter" style:font-family-generic="roman" style:font-pitch="variable" fo:font-size="24pt"/>
    </style:style>
    <style:style style:name="T11" style:family="text">
      <style:text-properties fo:font-family="Charter" style:font-family-generic="swiss" style:font-pitch="variable" fo:font-size="20pt" fo:font-style="italic" fo:font-weight="normal" style:font-size-asian="24pt" style:font-style-asian="italic" style:font-size-complex="24pt" style:font-style-complex="italic"/>
    </style:style>
    <style:style style:name="T12" style:family="text">
      <style:text-properties fo:font-family="Charter" style:font-family-generic="swiss" style:font-pitch="variable" fo:font-size="20pt" fo:font-style="normal" fo:font-weight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9.032cm" svg:height="3.745cm" svg:x="8.025cm" svg:y="4.096cm">
          <draw:text-box>
            <text:p text:style-name="P1"><text:span text:style-name="T1">The HAMMER Filesystem</text:span></text:p>
            <text:p text:style-name="P1"><text:span text:style-name="T1">DragonFlyBSD Project</text:span></text:p>
            <text:p text:style-name="P1"><text:span text:style-name="T1">Matthew Dillon</text:span></text:p>
            <text:p text:style-name="P1"><text:span text:style-name="T1">11 October 2008</text:span>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2" draw:text-style-name="P4" draw:layer="layout" svg:width="22.069cm" svg:height="10.977cm" svg:x="1.256cm" svg:y="4.557cm">
          <draw:text-box>
            <text:list text:style-name="L1">
              <text:list-item>
                <text:p text:style-name="P3"><text:span text:style-name="T2">1 Exabyte capacity (2^60 = 1 million terrabytes).</text:span></text:p>
              </text:list-item>
            </text:list>
            <text:list text:style-name="L1">
              <text:list-item>
                <text:p text:style-name="P3"><text:span text:style-name="T2">Fine-grained, live-view history retention for snapshots and undo.</text:span></text:p>
              </text:list-item>
            </text:list>
            <text:list text:style-name="L1">
              <text:list-item>
                <text:p text:style-name="P3"><text:span text:style-name="T2">Fast crash recovery on mount via UNDO FIFO.</text:span></text:p>
              </text:list-item>
            </text:list>
            <text:list text:style-name="L1">
              <text:list-item>
                <text:p text:style-name="P3"><text:span text:style-name="T2">Non-queued mirroring, master-to-many-slaves, slave-to-many-slaves.</text:span></text:p>
              </text:list-item>
            </text:list>
            <text:list text:style-name="L1">
              <text:list-item>
                <text:p text:style-name="P3"><text:span text:style-name="T2">64 bit inodes, 2^63 byte file size limit. <text:s/>Stable inode numbers (never reused).</text:span></text:p>
              </text:list-item>
            </text:list>
            <text:list text:style-name="L1">
              <text:list-item>
                <text:p text:style-name="P3"><text:span text:style-name="T2">Data and meta-data CRCs, non-recursive.</text:span></text:p>
              </text:list-item>
            </text:list>
            <text:list text:style-name="L1">
              <text:list-item>
                <text:p text:style-name="P3"><text:span text:style-name="T2">Pseudo-filesytems with independent inode numbering spaces.</text:span><text:span text:style-name="T2"><text:line-break/></text:span><text:span text:style-name="T2"> <text:s/>(For export, backup, mirroring, sub-mounts, and snapshot management).</text:span></text:p>
              </text:list-item>
            </text:list>
          </draw:text-box>
        </draw:frame>
        <draw:frame draw:style-name="gr3" draw:text-style-name="P2" draw:layer="layout" svg:width="19.746cm" svg:height="1.017cm" svg:x="2.479cm" svg:y="0.889cm">
          <draw:text-box>
            <text:p text:style-name="P5"><text:span text:style-name="T1">HAMMER Quick Feature List</text:span></text:p>
          </draw:text-box>
        </draw:frame>
      </draw:page>
      <draw:page draw:name="page3" draw:style-name="dp1" draw:master-page-name="Default">
        <office:forms form:automatic-focus="false" form:apply-design-mode="false"/>
        <draw:frame draw:style-name="gr3" draw:text-style-name="P2" draw:layer="layout" svg:width="19.746cm" svg:height="1.017cm" svg:x="2.54cm" svg:y="0.952cm">
          <draw:text-box>
            <text:p text:style-name="P5"><text:span text:style-name="T1">HAMMER Media Layout – Zone &amp; Freemap</text:span></text:p>
          </draw:text-box>
        </draw:frame>
        <draw:rect draw:style-name="gr4" draw:text-style-name="P6" draw:layer="layout" svg:width="13.97cm" svg:height="1.587cm" svg:x="1.27cm" svg:y="8.89cm">
          <text:p text:style-name="P5"><text:span text:style-name="T3">8M BLOCK (262144x32)</text:span></text:p>
        </draw:rect>
        <draw:rect draw:style-name="gr5" draw:text-style-name="P7" draw:layer="layout" svg:width="3.175cm" svg:height="0.953cm" svg:x="1.27cm" svg:y="9.207cm">
          <text:p text:style-name="P5"><text:span text:style-name="T4">LAYER1</text:span></text:p>
        </draw:rect>
        <draw:rect draw:style-name="gr4" draw:text-style-name="P6" draw:layer="layout" svg:width="13.97cm" svg:height="1.587cm" svg:x="5.08cm" svg:y="10.795cm">
          <text:p text:style-name="P5"><text:span text:style-name="T3">8M BLOCK (524288x16)</text:span></text:p>
        </draw:rect>
        <draw:rect draw:style-name="gr5" draw:text-style-name="P7" draw:layer="layout" svg:width="3.175cm" svg:height="0.953cm" svg:x="5.08cm" svg:y="11.112cm">
          <text:p text:style-name="P5"><text:span text:style-name="T4">LAYER2</text:span></text:p>
        </draw:rect>
        <draw:line draw:style-name="gr6" draw:text-style-name="P8" draw:layer="layout" svg:x1="2.857cm" svg:y1="11.747cm" svg:x2="2.857cm" svg:y2="10.16cm">
          <text:p text:style-name="P5"/>
        </draw:line>
        <draw:line draw:style-name="gr7" draw:text-style-name="P8" draw:layer="layout" svg:x1="2.857cm" svg:y1="11.747cm" svg:x2="5.08cm" svg:y2="11.747cm">
          <text:p text:style-name="P5"/>
        </draw:line>
        <draw:frame draw:style-name="gr8" draw:text-style-name="P9" draw:layer="layout" svg:width="19.542cm" svg:height="4.699cm" svg:x="1.27cm" svg:y="12.7cm">
          <draw:text-box>
            <text:list text:style-name="L1">
              <text:list-item>
                <text:p text:style-name="P3"><text:span text:style-name="T5">Layer1 – 4TB/entry (1 Exabyte represented in one 8M block).</text:span></text:p>
              </text:list-item>
            </text:list>
            <text:list text:style-name="L1">
              <text:list-item>
                <text:p text:style-name="P3"><text:span text:style-name="T5">Layer2 – 8MB/entry (4 Gigabytes represented in one 8M block).</text:span></text:p>
              </text:list-item>
            </text:list>
            <text:list text:style-name="L1">
              <text:list-item>
                <text:p text:style-name="P3"><text:span text:style-name="T5">Layer1 blockmaps Layer2. <text:s/>Layer2 direct-maps a 64 bit zone offset.</text:span></text:p>
              </text:list-item>
            </text:list>
            <text:list text:style-name="L1">
              <text:list-item>
                <text:p text:style-name="P3"><text:span text:style-name="T5">The freemap can validate but not translate zone offsets.</text:span></text:p>
              </text:list-item>
            </text:list>
            <text:list text:style-name="L1">
              <text:list-item>
                <text:p text:style-name="P3"><text:span text:style-name="T5">Layer2 – Record zone assignment, append point, bytes free in block</text:span></text:p>
              </text:list-item>
            </text:list>
            <text:list text:style-name="L1">
              <text:list-item>
                <text:p text:style-name="P3"><text:span text:style-name="T5">Recent allocation offsets stored in volume header</text:span></text:p>
              </text:list-item>
            </text:list>
          </draw:text-box>
        </draw:frame>
        <draw:rect draw:style-name="gr5" draw:text-style-name="P7" draw:layer="layout" svg:width="2.858cm" svg:height="0.953cm" svg:x="0.952cm" svg:y="2.54cm">
          <text:p text:style-name="P5"><text:span text:style-name="T4">ZONE:4</text:span></text:p>
        </draw:rect>
        <draw:rect draw:style-name="gr5" draw:text-style-name="P7" draw:layer="layout" svg:width="4.762cm" svg:height="0.953cm" svg:x="3.81cm" svg:y="2.54cm">
          <text:p text:style-name="P5"><text:span text:style-name="T4"><text:s/></text:span><text:span text:style-name="T4">VOLUME:8</text:span></text:p>
        </draw:rect>
        <draw:rect draw:style-name="gr5" draw:text-style-name="P7" draw:layer="layout" svg:width="14.605cm" svg:height="0.953cm" svg:x="8.572cm" svg:y="2.539cm">
          <text:p text:style-name="P5"><text:span text:style-name="T4">OFFSET:52</text:span></text:p>
        </draw:rect>
        <draw:frame draw:style-name="gr9" draw:text-style-name="P9" draw:layer="layout" svg:width="20.499cm" svg:height="3.133cm" svg:x="1.27cm" svg:y="3.841cm">
          <draw:text-box>
            <text:list text:style-name="L1">
              <text:list-item>
                <text:p text:style-name="P3"><text:span text:style-name="T5">Universal Zone offset, 64 bit, byte granular.</text:span></text:p>
              </text:list-item>
            </text:list>
            <text:list text:style-name="L1">
              <text:list-item>
                <text:p text:style-name="P3"><text:span text:style-name="T5">Used everywhere in HAMMER.</text:span></text:p>
              </text:list-item>
            </text:list>
            <text:list text:style-name="L1">
              <text:list-item>
                <text:p text:style-name="P3"><text:span text:style-name="T5">16 zones, Zone 0 is reserved.</text:span></text:p>
              </text:list-item>
            </text:list>
            <text:list text:style-name="L1">
              <text:list-item>
                <text:p text:style-name="P3"><text:span text:style-name="T5">Direct mapped, no block number translation, but zone can be validated.</text:span></text:p>
              </text:list-item>
            </text:list>
          </draw:text-box>
        </draw:frame>
        <draw:frame draw:style-name="gr10" draw:text-style-name="P2" draw:layer="layout" svg:width="5.141cm" svg:height="1.905cm" svg:x="17.401cm" svg:y="8.572cm">
          <draw:text-box>
            <text:p text:style-name="P5"><text:span text:style-name="T1">Freemap</text:span></text:p>
          </draw:text-box>
        </draw:frame>
        <draw:rect draw:style-name="gr5" draw:text-style-name="P7" draw:layer="layout" svg:width="2.858cm" svg:height="0.953cm" svg:x="0.952cm" svg:y="7.302cm">
          <text:p text:style-name="P5"><text:span text:style-name="T4">ZONE:4</text:span></text:p>
        </draw:rect>
        <draw:rect draw:style-name="gr5" draw:text-style-name="P7" draw:layer="layout" svg:width="6.668cm" svg:height="0.953cm" svg:x="3.809cm" svg:y="7.302cm">
          <text:p text:style-name="P5"><text:span text:style-name="T4">LAYER1:18</text:span></text:p>
        </draw:rect>
        <draw:rect draw:style-name="gr5" draw:text-style-name="P7" draw:layer="layout" svg:width="6.668cm" svg:height="0.953cm" svg:x="10.477cm" svg:y="7.302cm">
          <text:p text:style-name="P5"><text:span text:style-name="T4">LAYER2:19</text:span></text:p>
        </draw:rect>
        <draw:rect draw:style-name="gr5" draw:text-style-name="P7" draw:layer="layout" svg:width="6.033cm" svg:height="0.953cm" svg:x="17.144cm" svg:y="7.302cm">
          <text:p text:style-name="P5"><text:span text:style-name="T4">BLKOFF:23</text:span></text:p>
        </draw:rect>
      </draw:page>
      <draw:page draw:name="page4" draw:style-name="dp1" draw:master-page-name="Default">
        <office:forms form:automatic-focus="false" form:apply-design-mode="false"/>
        <draw:frame draw:style-name="gr3" draw:text-style-name="P2" draw:layer="layout" svg:width="19.746cm" svg:height="1.017cm" svg:x="2.479cm" svg:y="0.888cm">
          <draw:text-box>
            <text:p text:style-name="P5"><text:span text:style-name="T1">HAMMER Media Layout - B-Tree</text:span></text:p>
          </draw:text-box>
        </draw:frame>
        <draw:rect draw:style-name="gr11" draw:text-style-name="P10" draw:layer="layout" svg:width="13.969cm" svg:height="1.904cm" svg:x="1.587cm" svg:y="8.722cm">
          <text:p text:style-name="P5"/>
        </draw:rect>
        <draw:rect draw:style-name="gr5" draw:text-style-name="P12" draw:layer="layout" svg:width="6.666cm" svg:height="0.634cm" svg:x="1.905cm" svg:y="9.039cm">
          <text:p text:style-name="P11"><text:span text:style-name="T6">PARENT ZOFF</text:span></text:p>
        </draw:rect>
        <draw:rect draw:style-name="gr5" draw:text-style-name="P12" draw:layer="layout" svg:width="6.668cm" svg:height="0.634cm" svg:x="8.571cm" svg:y="9.039cm">
          <text:p text:style-name="P11"><text:span text:style-name="T6">MIRROR TID</text:span></text:p>
        </draw:rect>
        <draw:rect draw:style-name="gr5" draw:text-style-name="P12" draw:layer="layout" svg:width="1.904cm" svg:height="0.634cm" svg:x="1.905cm" svg:y="9.674cm">
          <text:p text:style-name="P11"><text:span text:style-name="T6">ELM0</text:span></text:p>
        </draw:rect>
        <draw:rect draw:style-name="gr5" draw:text-style-name="P12" draw:layer="layout" svg:width="1.904cm" svg:height="0.634cm" svg:x="3.809cm" svg:y="9.673cm">
          <text:p text:style-name="P11"><text:span text:style-name="T6">ELM1</text:span></text:p>
        </draw:rect>
        <draw:rect draw:style-name="gr5" draw:text-style-name="P12" draw:layer="layout" svg:width="1.904cm" svg:height="0.634cm" svg:x="5.714cm" svg:y="9.673cm">
          <text:p text:style-name="P11"><text:span text:style-name="T6">ELM2</text:span></text:p>
        </draw:rect>
        <draw:rect draw:style-name="gr5" draw:text-style-name="P12" draw:layer="layout" svg:width="1.904cm" svg:height="0.635cm" svg:x="13.335cm" svg:y="9.673cm">
          <text:p text:style-name="P11"><text:span text:style-name="T6">ELM62</text:span></text:p>
        </draw:rect>
        <draw:rect draw:style-name="gr12" draw:text-style-name="P12" draw:layer="layout" svg:width="1.904cm" svg:height="0.634cm" svg:x="7.619cm" svg:y="9.674cm">
          <text:p text:style-name="P5"/>
        </draw:rect>
        <draw:rect draw:style-name="gr12" draw:text-style-name="P12" draw:layer="layout" svg:width="1.904cm" svg:height="0.634cm" svg:x="9.524cm" svg:y="9.673cm">
          <text:p text:style-name="P5"/>
        </draw:rect>
        <draw:rect draw:style-name="gr12" draw:text-style-name="P12" draw:layer="layout" svg:width="1.904cm" svg:height="0.634cm" svg:x="11.429cm" svg:y="9.674cm">
          <text:p text:style-name="P5"/>
        </draw:rect>
        <draw:rect draw:style-name="gr11" draw:text-style-name="P13" draw:layer="layout" svg:width="5.397cm" svg:height="3.81cm" svg:x="1.588cm" svg:y="12.531cm">
          <text:p text:style-name="P5"/>
        </draw:rect>
        <draw:rect draw:style-name="gr5" draw:text-style-name="P12" draw:layer="layout" svg:width="4.762cm" svg:height="1.27cm" svg:x="1.905cm" svg:y="12.849cm">
          <text:p text:style-name="P11"><text:span text:style-name="T6">BASE</text:span></text:p>
        </draw:rect>
        <draw:rect draw:style-name="gr5" draw:text-style-name="P12" draw:layer="layout" svg:width="4.761cm" svg:height="0.634cm" svg:x="1.906cm" svg:y="14.119cm">
          <text:p text:style-name="P11"><text:span text:style-name="T6">MIRROR TID</text:span></text:p>
        </draw:rect>
        <draw:rect draw:style-name="gr5" draw:text-style-name="P12" draw:layer="layout" svg:width="4.761cm" svg:height="0.634cm" svg:x="1.906cm" svg:y="14.754cm">
          <text:p text:style-name="P11"><text:span text:style-name="T6">SUBTREE ZOFF</text:span></text:p>
        </draw:rect>
        <draw:rect draw:style-name="gr11" draw:text-style-name="P13" draw:layer="layout" svg:width="5.397cm" svg:height="3.81cm" svg:x="7.938cm" svg:y="12.531cm">
          <text:p text:style-name="P5"/>
        </draw:rect>
        <draw:rect draw:style-name="gr5" draw:text-style-name="P12" draw:layer="layout" svg:width="4.762cm" svg:height="1.27cm" svg:x="8.255cm" svg:y="12.849cm">
          <text:p text:style-name="P11"><text:span text:style-name="T6">BASE</text:span></text:p>
        </draw:rect>
        <draw:rect draw:style-name="gr5" draw:text-style-name="P12" draw:layer="layout" svg:width="4.761cm" svg:height="0.634cm" svg:x="8.256cm" svg:y="14.119cm">
          <text:p text:style-name="P11"><text:span text:style-name="T6">DATA ZOFF</text:span></text:p>
        </draw:rect>
        <draw:rect draw:style-name="gr5" draw:text-style-name="P12" draw:layer="layout" svg:width="4.761cm" svg:height="0.634cm" svg:x="8.256cm" svg:y="14.754cm">
          <text:p text:style-name="P11"><text:span text:style-name="T6">DATA LEN</text:span></text:p>
        </draw:rect>
        <draw:rect draw:style-name="gr5" draw:text-style-name="P12" draw:layer="layout" svg:width="4.761cm" svg:height="0.635cm" svg:x="8.257cm" svg:y="15.389cm">
          <text:p text:style-name="P11"><text:span text:style-name="T6">DATA CRC</text:span></text:p>
        </draw:rect>
        <draw:rect draw:style-name="gr5" draw:text-style-name="P12" draw:layer="layout" svg:width="5.08cm" svg:height="5.08cm" svg:x="16.192cm" svg:y="11.896cm">
          <text:p text:style-name="P11"><text:span text:style-name="T6">16:PFS ID</text:span></text:p>
          <text:p text:style-name="P11"><text:span text:style-name="T6">16:LOCALIZATION</text:span></text:p>
          <text:p text:style-name="P11"><text:span text:style-name="T6">64:OBJ_ID</text:span></text:p>
          <text:p text:style-name="P11"><text:span text:style-name="T6">64:KEY</text:span></text:p>
          <text:p text:style-name="P11"><text:span text:style-name="T6">64:CREATE_TID</text:span></text:p>
          <text:p text:style-name="P11"><text:span text:style-name="T6">[64:DELETE_TID]</text:span></text:p>
          <text:p text:style-name="P11"><text:span text:style-name="T6">16:REC_TYPE</text:span></text:p>
          <text:p text:style-name="P11"><text:span text:style-name="T6">08:OBJ_TYPE</text:span></text:p>
          <text:p text:style-name="P11"><text:span text:style-name="T6">08:BTYPE ('L', 'I', 'R') </text:span></text:p>
        </draw:rect>
        <draw:line draw:style-name="gr6" draw:text-style-name="P8" draw:layer="layout" svg:x1="1.587cm" svg:y1="12.531cm" svg:x2="3.81cm" svg:y2="10.308cm">
          <text:p text:style-name="P5"/>
        </draw:line>
        <draw:line draw:style-name="gr6" draw:text-style-name="P8" draw:layer="layout" svg:x1="6.985cm" svg:y1="12.531cm" svg:x2="5.715cm" svg:y2="10.308cm">
          <text:p text:style-name="P5"/>
        </draw:line>
        <draw:line draw:style-name="gr6" draw:text-style-name="P8" draw:layer="layout" svg:x1="13.017cm" svg:y1="12.848cm" svg:x2="16.192cm" svg:y2="11.896cm">
          <text:p text:style-name="P5"/>
        </draw:line>
        <draw:line draw:style-name="gr6" draw:text-style-name="P8" draw:layer="layout" svg:x1="13.017cm" svg:y1="14.118cm" svg:x2="16.192cm" svg:y2="16.976cm">
          <text:p text:style-name="P5"/>
        </draw:line>
        <draw:frame draw:style-name="gr13" draw:text-style-name="P14" draw:layer="layout" svg:width="5.881cm" svg:height="0.784cm" svg:x="15.709cm" svg:y="9.058cm">
          <draw:text-box>
            <text:p text:style-name="P5"><text:span text:style-name="T7">B-Tree Node (4K)</text:span></text:p>
          </draw:text-box>
        </draw:frame>
        <draw:frame draw:style-name="gr14" draw:text-style-name="P14" draw:layer="layout" svg:width="4.908cm" svg:height="0.784cm" svg:x="1.905cm" svg:y="16.341cm">
          <draw:text-box>
            <text:p text:style-name="P5"><text:span text:style-name="T7">Internal Element</text:span></text:p>
          </draw:text-box>
        </draw:frame>
        <draw:frame draw:style-name="gr14" draw:text-style-name="P14" draw:layer="layout" svg:width="4.908cm" svg:height="0.784cm" svg:x="8.255cm" svg:y="16.361cm">
          <draw:text-box>
            <text:p text:style-name="P5"><text:span text:style-name="T7">Leaf Element</text:span></text:p>
          </draw:text-box>
        </draw:frame>
        <draw:frame draw:style-name="gr8" draw:text-style-name="P9" draw:layer="layout" svg:width="22.599cm" svg:height="5.482cm" svg:x="0.97cm" svg:y="2.277cm">
          <draw:text-box>
            <text:list text:style-name="L1">
              <text:list-item>
                <text:p text:style-name="P3"><text:span text:style-name="T5">63-Way B-Tree, fat 64-byte B-Tree elements for now, with large keys.</text:span></text:p>
              </text:list-item>
            </text:list>
            <text:list text:style-name="L1">
              <text:list-item>
                <text:p text:style-name="P3"><text:span text:style-name="T5">Used to index EVERYTHING. <text:s/>Inodes, directory entries, data blocks, etc.</text:span></text:p>
              </text:list-item>
            </text:list>
            <text:list text:style-name="L1">
              <text:list-item>
                <text:p text:style-name="P3"><text:span text:style-name="T5">MIRROR_TID used solely to support incremental mirroring streams.</text:span></text:p>
              </text:list-item>
            </text:list>
            <text:list text:style-name="L1">
              <text:list-item>
                <text:p text:style-name="P3"><text:span text:style-name="T5">Localization groups B-Tree elements and related data, e.g. inodes vs file data.</text:span></text:p>
              </text:list-item>
            </text:list>
            <text:list text:style-name="L1">
              <text:list-item>
                <text:p text:style-name="P3"><text:span text:style-name="T5">Both Left and Right-hand bounds for internal nodes (ELM63 does not recurse)</text:span></text:p>
              </text:list-item>
            </text:list>
            <text:list text:style-name="L1">
              <text:list-item>
                <text:p text:style-name="P3"><text:span text:style-name="T5">Searches complicated by CREATE_TID.</text:span></text:p>
              </text:list-item>
            </text:list>
            <text:list text:style-name="L1">
              <text:list-item>
                <text:p text:style-name="P3"><text:span text:style-name="T5">Insertion, Deletion, Update cases – DELETE_TID and snapshot access.</text:span></text:p>
              </text:list-item>
            </text:list>
          </draw:text-box>
        </draw:frame>
      </draw:page>
      <draw:page draw:name="page5" draw:style-name="dp1" draw:master-page-name="Default">
        <office:forms form:automatic-focus="false" form:apply-design-mode="false"/>
        <draw:frame draw:style-name="gr3" draw:text-style-name="P2" draw:layer="layout" svg:width="19.746cm" svg:height="1.017cm" svg:x="2.479cm" svg:y="0.889cm">
          <draw:text-box>
            <text:p text:style-name="P5"><text:span text:style-name="T1">HAMMER Media Layout - Directory</text:span></text:p>
          </draw:text-box>
        </draw:frame>
        <draw:rect draw:style-name="gr11" draw:text-style-name="P13" draw:layer="layout" svg:width="5.397cm" svg:height="3.81cm" svg:x="4.127cm" svg:y="9.207cm">
          <text:p text:style-name="P5"/>
        </draw:rect>
        <draw:rect draw:style-name="gr5" draw:text-style-name="P12" draw:layer="layout" svg:width="4.762cm" svg:height="1.27cm" svg:x="4.444cm" svg:y="9.525cm">
          <text:p text:style-name="P11"><text:span text:style-name="T6">BASE</text:span></text:p>
        </draw:rect>
        <draw:rect draw:style-name="gr5" draw:text-style-name="P12" draw:layer="layout" svg:width="4.761cm" svg:height="0.634cm" svg:x="4.445cm" svg:y="10.795cm">
          <text:p text:style-name="P11"><text:span text:style-name="T6">DATA ZOFF</text:span></text:p>
        </draw:rect>
        <draw:rect draw:style-name="gr5" draw:text-style-name="P12" draw:layer="layout" svg:width="4.761cm" svg:height="0.634cm" svg:x="4.445cm" svg:y="11.43cm">
          <text:p text:style-name="P11"><text:span text:style-name="T6">DATA LEN</text:span></text:p>
        </draw:rect>
        <draw:rect draw:style-name="gr5" draw:text-style-name="P12" draw:layer="layout" svg:width="4.761cm" svg:height="0.635cm" svg:x="4.446cm" svg:y="12.065cm">
          <text:p text:style-name="P11"><text:span text:style-name="T6">DATA CRC</text:span></text:p>
        </draw:rect>
        <draw:rect draw:style-name="gr5" draw:text-style-name="P12" draw:layer="layout" svg:width="6.667cm" svg:height="5.08cm" svg:x="12.7cm" svg:y="6.35cm">
          <text:p text:style-name="P11"><text:span text:style-name="T6"/></text:p>
          <text:p text:style-name="P11"><text:span text:style-name="T6"/></text:p>
          <text:p text:style-name="P11"><text:span text:style-name="T6"/></text:p>
          <text:p text:style-name="P11"><text:span text:style-name="T6">64:KEY (HASH)</text:span></text:p>
          <text:p text:style-name="P11"><text:span text:style-name="T6"/></text:p>
          <text:p text:style-name="P11"><text:span text:style-name="T6"/></text:p>
          <text:p text:style-name="P11"><text:span text:style-name="T6"/></text:p>
          <text:p text:style-name="P11"><text:span text:style-name="T6">08:OBJ_TYPE (D_TYPE)</text:span></text:p>
        </draw:rect>
        <draw:line draw:style-name="gr6" draw:text-style-name="P8" draw:layer="layout" svg:x1="9.207cm" svg:y1="9.525cm" svg:x2="12.7cm" svg:y2="6.35cm">
          <text:p text:style-name="P5"/>
        </draw:line>
        <draw:line draw:style-name="gr6" draw:text-style-name="P8" draw:layer="layout" svg:x1="9.207cm" svg:y1="10.795cm" svg:x2="12.7cm" svg:y2="11.43cm">
          <text:p text:style-name="P5"/>
        </draw:line>
        <draw:frame draw:style-name="gr14" draw:text-style-name="P14" draw:layer="layout" svg:width="4.908cm" svg:height="0.784cm" svg:x="4.444cm" svg:y="13.037cm">
          <draw:text-box>
            <text:p text:style-name="P5"><text:span text:style-name="T7">Leaf Element</text:span></text:p>
          </draw:text-box>
        </draw:frame>
        <draw:rect draw:style-name="gr11" draw:text-style-name="P13" draw:layer="layout" svg:width="6.667cm" svg:height="3.81cm" svg:x="12.7cm" svg:y="12.065cm">
          <text:p text:style-name="P5"/>
        </draw:rect>
        <draw:rect draw:style-name="gr5" draw:text-style-name="P12" draw:layer="layout" svg:width="6.033cm" svg:height="0.635cm" svg:x="13.017cm" svg:y="12.382cm">
          <text:p text:style-name="P11"><text:span text:style-name="T6">64:OBJ_ID (INUM)</text:span></text:p>
        </draw:rect>
        <draw:rect draw:style-name="gr5" draw:text-style-name="P12" draw:layer="layout" svg:width="6.033cm" svg:height="2.54cm" svg:x="13.017cm" svg:y="13.017cm">
          <text:p text:style-name="P11"><text:span text:style-name="T6">NAME</text:span></text:p>
          <text:p text:style-name="P11"><text:span text:style-name="T6">(variable)</text:span></text:p>
        </draw:rect>
        <draw:line draw:style-name="gr7" draw:text-style-name="P8" draw:layer="layout" svg:x1="11.111cm" svg:y1="13.97cm" svg:x2="12.699cm" svg:y2="13.97cm">
          <text:p text:style-name="P5"/>
        </draw:line>
        <draw:frame draw:style-name="gr14" draw:text-style-name="P14" draw:layer="layout" svg:width="5.247cm" svg:height="0.784cm" svg:x="13.483cm" svg:y="15.875cm">
          <draw:text-box>
            <text:p text:style-name="P5"><text:span text:style-name="T7">Directory Element</text:span></text:p>
          </draw:text-box>
        </draw:frame>
        <draw:line draw:style-name="gr6" draw:text-style-name="P8" draw:layer="layout" svg:x1="9.207cm" svg:y1="11.112cm" svg:x2="11.111cm" svg:y2="13.97cm">
          <text:p text:style-name="P5"/>
        </draw:line>
        <draw:frame draw:style-name="gr15" draw:text-style-name="P9" draw:layer="layout" svg:width="18.715cm" svg:height="3.175cm" svg:x="0.952cm" svg:y="2.54cm">
          <draw:text-box>
            <text:list text:style-name="L1">
              <text:list-item>
                <text:p text:style-name="P3"><text:span text:style-name="T5">Directories are directly indexed by the B-Tree</text:span></text:p>
              </text:list-item>
            </text:list>
            <text:list text:style-name="L1">
              <text:list-item>
                <text:p text:style-name="P3"><text:span text:style-name="T5">Directory entries not currently embedded in the B-Tree element</text:span></text:p>
              </text:list-item>
            </text:list>
            <text:list text:style-name="L1">
              <text:list-item>
                <text:p text:style-name="P3"><text:span text:style-name="T5">Directory entries are well packed and localized, however.</text:span></text:p>
              </text:list-item>
            </text:list>
            <text:list text:style-name="L1">
              <text:list-item>
                <text:p text:style-name="P3"><text:span text:style-name="T5">B-Tree uses a name hash for the key, but mistakes were made.</text:span></text:p>
              </text:list-item>
            </text:list>
          </draw:text-box>
        </draw:frame>
      </draw:page>
      <draw:page draw:name="page6" draw:style-name="dp1" draw:master-page-name="Default">
        <office:forms form:automatic-focus="false" form:apply-design-mode="false"/>
        <draw:rect draw:style-name="gr11" draw:text-style-name="P13" draw:layer="layout" svg:width="22.224cm" svg:height="1.588cm" svg:x="0.953cm" svg:y="12.065cm">
          <text:p text:style-name="P5"/>
        </draw:rect>
        <draw:rect draw:style-name="gr5" draw:text-style-name="P7" draw:layer="layout" svg:width="2.858cm" svg:height="0.953cm" svg:x="1.269cm" svg:y="12.383cm">
          <text:p text:style-name="P5"><text:span text:style-name="T4">REC</text:span></text:p>
        </draw:rect>
        <draw:rect draw:style-name="gr5" draw:text-style-name="P7" draw:layer="layout" svg:width="3.81cm" svg:height="0.953cm" svg:x="4.127cm" svg:y="12.383cm">
          <text:p text:style-name="P5"><text:span text:style-name="T4">REC</text:span></text:p>
        </draw:rect>
        <draw:rect draw:style-name="gr5" draw:text-style-name="P7" draw:layer="layout" svg:width="2.54cm" svg:height="0.953cm" svg:x="20.32cm" svg:y="12.382cm">
          <text:p text:style-name="P5"><text:span text:style-name="T4">REC</text:span></text:p>
        </draw:rect>
        <draw:rect draw:style-name="gr5" draw:text-style-name="P7" draw:layer="layout" svg:width="2.858cm" svg:height="0.953cm" svg:x="7.937cm" svg:y="12.383cm">
          <text:p text:style-name="P5"><text:span text:style-name="T4">REC</text:span></text:p>
        </draw:rect>
        <draw:rect draw:style-name="gr5" draw:text-style-name="P7" draw:layer="layout" svg:width="2.858cm" svg:height="0.953cm" svg:x="12.382cm" svg:y="12.382cm">
          <text:p text:style-name="P5"><text:span text:style-name="T4">REC</text:span></text:p>
        </draw:rect>
        <draw:rect draw:style-name="gr5" draw:text-style-name="P7" draw:layer="layout" svg:width="1.587cm" svg:height="0.953cm" svg:x="10.795cm" svg:y="12.383cm">
          <text:p text:style-name="P5"><text:span text:style-name="T4">REC</text:span></text:p>
        </draw:rect>
        <draw:rect draw:style-name="gr5" draw:text-style-name="P7" draw:layer="layout" svg:width="1.587cm" svg:height="0.953cm" svg:x="15.24cm" svg:y="12.383cm">
          <text:p text:style-name="P5"><text:span text:style-name="T4">REC</text:span></text:p>
        </draw:rect>
        <draw:rect draw:style-name="gr5" draw:text-style-name="P7" draw:layer="layout" svg:width="1.587cm" svg:height="0.953cm" svg:x="16.827cm" svg:y="12.382cm">
          <text:p text:style-name="P5"><text:span text:style-name="T4">REC</text:span></text:p>
        </draw:rect>
        <draw:rect draw:style-name="gr5" draw:text-style-name="P7" draw:layer="layout" svg:width="1.905cm" svg:height="0.953cm" svg:x="18.415cm" svg:y="12.383cm">
          <text:p text:style-name="P5"><text:span text:style-name="T4">REC</text:span></text:p>
        </draw:rect>
        <draw:rect draw:style-name="gr11" draw:text-style-name="P13" draw:layer="layout" svg:width="4.445cm" svg:height="6.985cm" svg:x="0.952cm" svg:y="3.492cm">
          <text:p text:style-name="P5"/>
        </draw:rect>
        <draw:frame draw:style-name="gr16" draw:text-style-name="P14" draw:layer="layout" svg:width="4.506cm" svg:height="0.784cm" svg:x="0.923cm" svg:y="2.56cm">
          <draw:text-box>
            <text:p text:style-name="P5"><text:span text:style-name="T7">Volume Header</text:span></text:p>
          </draw:text-box>
        </draw:frame>
        <draw:frame draw:style-name="gr17" draw:text-style-name="P14" draw:layer="layout" svg:width="7.302cm" svg:height="0.784cm" svg:x="8.574cm" svg:y="13.653cm">
          <draw:text-box>
            <text:p text:style-name="P5"><text:span text:style-name="T7">UNDO FIFO</text:span></text:p>
          </draw:text-box>
        </draw:frame>
        <draw:rect draw:style-name="gr5" draw:text-style-name="P7" draw:layer="layout" svg:width="3.811cm" svg:height="0.953cm" svg:x="1.27cm" svg:y="9.207cm">
          <text:p text:style-name="P5"><text:span text:style-name="T4">UNDO END</text:span></text:p>
        </draw:rect>
        <draw:rect draw:style-name="gr5" draw:text-style-name="P7" draw:layer="layout" svg:width="3.811cm" svg:height="0.953cm" svg:x="1.269cm" svg:y="8.254cm">
          <text:p text:style-name="P5"><text:span text:style-name="T4">UNDO BEG</text:span></text:p>
        </draw:rect>
        <draw:line draw:style-name="gr7" draw:text-style-name="P8" draw:layer="layout" svg:x1="7.938cm" svg:y1="8.741cm" svg:x2="7.937cm" svg:y2="12.382cm">
          <text:p text:style-name="P5"/>
        </draw:line>
        <draw:line draw:style-name="gr7" draw:text-style-name="P8" draw:layer="layout" svg:x1="16.828cm" svg:y1="9.694cm" svg:x2="16.827cm" svg:y2="12.382cm">
          <text:p text:style-name="P5"/>
        </draw:line>
        <draw:line draw:style-name="gr6" draw:text-style-name="P8" draw:layer="layout" svg:x1="7.938cm" svg:y1="8.741cm" svg:x2="5.081cm" svg:y2="8.741cm">
          <text:p text:style-name="P5"/>
        </draw:line>
        <draw:line draw:style-name="gr6" draw:text-style-name="P8" draw:layer="layout" svg:x1="16.828cm" svg:y1="9.694cm" svg:x2="5.081cm" svg:y2="9.694cm">
          <text:p text:style-name="P5"/>
        </draw:line>
        <draw:frame draw:style-name="gr3" draw:text-style-name="P2" draw:layer="layout" svg:width="19.746cm" svg:height="1.017cm" svg:x="2.479cm" svg:y="0.89cm">
          <draw:text-box>
            <text:p text:style-name="P5"><text:span text:style-name="T1">HAMMER Media Layout - UNDO</text:span></text:p>
          </draw:text-box>
        </draw:frame>
        <draw:rect draw:style-name="gr5" draw:text-style-name="P7" draw:layer="layout" svg:width="3.811cm" svg:height="0.953cm" svg:x="1.269cm" svg:y="3.81cm">
          <text:p text:style-name="P5"><text:span text:style-name="T4">UNDO MAP</text:span></text:p>
        </draw:rect>
        <draw:rect draw:style-name="gr5" draw:text-style-name="P7" draw:layer="layout" svg:width="3.811cm" svg:height="0.953cm" svg:x="1.27cm" svg:y="4.762cm">
          <text:p text:style-name="P5"><text:span text:style-name="T4">UNDO MAP</text:span></text:p>
        </draw:rect>
        <draw:rect draw:style-name="gr5" draw:text-style-name="P7" draw:layer="layout" svg:width="3.811cm" svg:height="0.953cm" svg:x="1.27cm" svg:y="6.35cm">
          <text:p text:style-name="P5"><text:span text:style-name="T4">UNDO MAP</text:span></text:p>
        </draw:rect>
        <draw:line draw:style-name="gr18" draw:text-style-name="P8" draw:layer="layout" svg:x1="3.175cm" svg:y1="6.35cm" svg:x2="3.175cm" svg:y2="5.715cm">
          <text:p text:style-name="P5"/>
        </draw:line>
        <draw:frame draw:style-name="gr19" draw:text-style-name="P9" draw:layer="layout" svg:width="16.51cm" svg:height="3.916cm" svg:x="6.667cm" svg:y="3.175cm">
          <draw:text-box>
            <text:list text:style-name="L1">
              <text:list-item>
                <text:p text:style-name="P3"><text:span text:style-name="T5">Fixed blockmap in volume header</text:span></text:p>
              </text:list-item>
            </text:list>
            <text:list text:style-name="L1">
              <text:list-item>
                <text:p text:style-name="P3"><text:span text:style-name="T5">Typically 1G of UNDO space.</text:span></text:p>
              </text:list-item>
            </text:list>
            <text:list text:style-name="L1">
              <text:list-item>
                <text:p text:style-name="P3"><text:span text:style-name="T5">Circular FIFO, synchronized from volume header for</text:span><text:span text:style-name="T5"><text:line-break/></text:span><text:span text:style-name="T5"> <text:s/>crash recovery.</text:span></text:p>
              </text:list-item>
            </text:list>
            <text:list text:style-name="L1">
              <text:list-item>
                <text:p text:style-name="P3"><text:span text:style-name="T5">Duplicates filtered out within flush group.</text:span></text:p>
              </text:list-item>
            </text:list>
          </draw:text-box>
        </draw:frame>
      </draw:page>
      <draw:page draw:name="page7" draw:style-name="dp1" draw:master-page-name="Default">
        <office:forms form:automatic-focus="false" form:apply-design-mode="false"/>
        <draw:frame draw:style-name="gr2" draw:text-style-name="P4" draw:layer="layout" svg:width="21.773cm" svg:height="10.977cm" svg:x="1.27cm" svg:y="2.857cm">
          <draw:text-box>
            <text:list text:style-name="L1">
              <text:list-item>
                <text:p text:style-name="P3"><text:span text:style-name="T2">Frontend VOP operations disconnected from backend Flush.</text:span></text:p>
              </text:list-item>
            </text:list>
            <text:list text:style-name="L1">
              <text:list-item>
                <text:p text:style-name="P3"><text:span text:style-name="T2">Frontend modifying VOP operations 100% logically cached.</text:span></text:p>
              </text:list-item>
            </text:list>
            <text:list text:style-name="L1">
              <text:list-item>
                <text:p text:style-name="P3"><text:span text:style-name="T2">Direct-data bypass for reading and writing – VOP_BMAP works.</text:span></text:p>
              </text:list-item>
            </text:list>
            <text:list text:style-name="L1">
              <text:list-item>
                <text:p text:style-name="P3"><text:span text:style-name="T2">Extent-based data records, but currently limited to 16K/64K.</text:span></text:p>
              </text:list-item>
            </text:list>
            <text:list text:style-name="L1">
              <text:list-item>
                <text:p text:style-name="P3"><text:span text:style-name="T2">Flexible pruning based on transaction id ranges, operates on live filesystem.</text:span></text:p>
              </text:list-item>
            </text:list>
            <text:list text:style-name="L1">
              <text:list-item>
                <text:p text:style-name="P3"><text:span text:style-name="T2">Reblocking of data and meta-data operates on live filesystem.</text:span></text:p>
              </text:list-item>
            </text:list>
            <text:list text:style-name="L1">
              <text:list-item>
                <text:p text:style-name="P3"><text:span text:style-name="T2">Mirroring streams on a per-PFS basis, batch or near real time.</text:span></text:p>
              </text:list-item>
            </text:list>
          </draw:text-box>
        </draw:frame>
        <draw:frame draw:style-name="gr3" draw:text-style-name="P2" draw:layer="layout" svg:width="19.746cm" svg:height="1.017cm" svg:x="2.479cm" svg:y="0.889cm">
          <draw:text-box>
            <text:p text:style-name="P5"><text:span text:style-name="T1">HAMMER Low Level Features</text:span></text:p>
          </draw:text-box>
        </draw:frame>
      </draw:page>
      <draw:page draw:name="page8" draw:style-name="dp1" draw:master-page-name="Default">
        <office:forms form:automatic-focus="false" form:apply-design-mode="false"/>
        <draw:rect draw:style-name="gr11" draw:text-style-name="P13" draw:layer="layout" svg:width="4.445cm" svg:height="4.127cm" svg:x="0.952cm" svg:y="3.493cm">
          <text:p text:style-name="P5"/>
        </draw:rect>
        <draw:frame draw:style-name="gr16" draw:text-style-name="P14" draw:layer="layout" svg:width="4.445cm" svg:height="0.784cm" svg:x="0.953cm" svg:y="2.561cm">
          <draw:text-box>
            <text:p text:style-name="P5"><text:span text:style-name="T7">Flush group</text:span></text:p>
          </draw:text-box>
        </draw:frame>
        <draw:line draw:style-name="gr7" draw:text-style-name="P8" draw:layer="layout" svg:x1="4.763cm" svg:y1="9.207cm" svg:x2="4.763cm" svg:y2="15.24cm">
          <text:p text:style-name="P5"/>
        </draw:line>
        <draw:rect draw:style-name="gr5" draw:text-style-name="P7" draw:layer="layout" svg:width="3.811cm" svg:height="0.953cm" svg:x="1.269cm" svg:y="3.811cm">
          <text:p text:style-name="P5"><text:span text:style-name="T4">INODE</text:span></text:p>
        </draw:rect>
        <draw:rect draw:style-name="gr5" draw:text-style-name="P7" draw:layer="layout" svg:width="3.811cm" svg:height="0.953cm" svg:x="1.27cm" svg:y="4.763cm">
          <text:p text:style-name="P5"><text:span text:style-name="T4">INODE</text:span></text:p>
        </draw:rect>
        <draw:rect draw:style-name="gr5" draw:text-style-name="P7" draw:layer="layout" svg:width="3.811cm" svg:height="0.953cm" svg:x="1.27cm" svg:y="6.351cm">
          <text:p text:style-name="P5"><text:span text:style-name="T4">INODE</text:span></text:p>
        </draw:rect>
        <draw:line draw:style-name="gr18" draw:text-style-name="P8" draw:layer="layout" svg:x1="3.175cm" svg:y1="6.351cm" svg:x2="3.175cm" svg:y2="5.716cm">
          <text:p text:style-name="P5"/>
        </draw:line>
        <draw:frame draw:style-name="gr3" draw:text-style-name="P2" draw:layer="layout" svg:width="19.746cm" svg:height="1.017cm" svg:x="2.479cm" svg:y="0.891cm">
          <draw:text-box>
            <text:p text:style-name="P5"><text:span text:style-name="T1">HAMMER Media Flush</text:span></text:p>
          </draw:text-box>
        </draw:frame>
        <draw:rect draw:style-name="gr11" draw:text-style-name="P13" draw:layer="layout" svg:width="4.445cm" svg:height="4.127cm" svg:x="5.715cm" svg:y="3.493cm">
          <text:p text:style-name="P5"/>
        </draw:rect>
        <draw:frame draw:style-name="gr16" draw:text-style-name="P14" draw:layer="layout" svg:width="4.445cm" svg:height="0.784cm" svg:x="5.716cm" svg:y="2.561cm">
          <draw:text-box>
            <text:p text:style-name="P5"><text:span text:style-name="T7">Flush group</text:span></text:p>
          </draw:text-box>
        </draw:frame>
        <draw:rect draw:style-name="gr20" draw:text-style-name="P7" draw:layer="layout" svg:width="3.811cm" svg:height="0.953cm" svg:x="6.032cm" svg:y="3.811cm">
          <text:p text:style-name="P5"><text:span text:style-name="T4">INODE</text:span></text:p>
        </draw:rect>
        <draw:rect draw:style-name="gr20" draw:text-style-name="P7" draw:layer="layout" svg:width="3.811cm" svg:height="0.953cm" svg:x="6.033cm" svg:y="4.763cm">
          <text:p text:style-name="P5"><text:span text:style-name="T4">INODE</text:span></text:p>
        </draw:rect>
        <draw:rect draw:style-name="gr20" draw:text-style-name="P7" draw:layer="layout" svg:width="3.811cm" svg:height="0.953cm" svg:x="6.033cm" svg:y="6.351cm">
          <text:p text:style-name="P5"><text:span text:style-name="T4">INODE</text:span></text:p>
        </draw:rect>
        <draw:line draw:style-name="gr18" draw:text-style-name="P8" draw:layer="layout" svg:x1="7.938cm" svg:y1="6.351cm" svg:x2="7.938cm" svg:y2="5.716cm">
          <text:p text:style-name="P5"/>
        </draw:line>
        <draw:rect draw:style-name="gr11" draw:text-style-name="P13" draw:layer="layout" svg:width="4.445cm" svg:height="4.127cm" svg:x="10.476cm" svg:y="3.472cm">
          <text:p text:style-name="P5"/>
        </draw:rect>
        <draw:frame draw:style-name="gr16" draw:text-style-name="P14" draw:layer="layout" svg:width="4.445cm" svg:height="0.784cm" svg:x="10.477cm" svg:y="2.54cm">
          <draw:text-box>
            <text:p text:style-name="P5"><text:span text:style-name="T7">Flush group</text:span></text:p>
          </draw:text-box>
        </draw:frame>
        <draw:rect draw:style-name="gr21" draw:text-style-name="P7" draw:layer="layout" svg:width="3.811cm" svg:height="0.953cm" svg:x="10.793cm" svg:y="3.79cm">
          <text:p text:style-name="P5"><text:span text:style-name="T4">INODE</text:span></text:p>
        </draw:rect>
        <draw:rect draw:style-name="gr21" draw:text-style-name="P7" draw:layer="layout" svg:width="3.811cm" svg:height="0.953cm" svg:x="10.794cm" svg:y="4.742cm">
          <text:p text:style-name="P5"><text:span text:style-name="T4">INODE</text:span></text:p>
        </draw:rect>
        <draw:rect draw:style-name="gr21" draw:text-style-name="P7" draw:layer="layout" svg:width="3.811cm" svg:height="0.953cm" svg:x="10.794cm" svg:y="6.33cm">
          <text:p text:style-name="P5"><text:span text:style-name="T4">INODE</text:span></text:p>
        </draw:rect>
        <draw:line draw:style-name="gr18" draw:text-style-name="P8" draw:layer="layout" svg:x1="12.699cm" svg:y1="6.33cm" svg:x2="12.699cm" svg:y2="5.695cm">
          <text:p text:style-name="P5"/>
        </draw:line>
        <draw:rect draw:style-name="gr5" draw:text-style-name="P7" draw:layer="layout" svg:width="3.811cm" svg:height="0.953cm" svg:x="0.952cm" svg:y="9.526cm">
          <text:p text:style-name="P5"><text:span text:style-name="T4">DATA</text:span></text:p>
        </draw:rect>
        <draw:rect draw:style-name="gr5" draw:text-style-name="P7" draw:layer="layout" svg:width="2.858cm" svg:height="0.953cm" svg:x="7.62cm" svg:y="9.526cm">
          <text:p text:style-name="P5"><text:span text:style-name="T4">META</text:span></text:p>
        </draw:rect>
        <draw:rect draw:style-name="gr5" draw:text-style-name="P7" draw:layer="layout" svg:width="2.857cm" svg:height="0.953cm" svg:x="4.763cm" svg:y="9.526cm">
          <text:p text:style-name="P5"><text:span text:style-name="T4">VOLUME</text:span></text:p>
        </draw:rect>
        <draw:rect draw:style-name="gr20" draw:text-style-name="P7" draw:layer="layout" svg:width="3.81cm" svg:height="0.953cm" svg:x="6.668cm" svg:y="10.795cm">
          <text:p text:style-name="P5"><text:span text:style-name="T4">DATA</text:span></text:p>
        </draw:rect>
        <draw:rect draw:style-name="gr20" draw:text-style-name="P7" draw:layer="layout" svg:width="2.858cm" svg:height="0.953cm" svg:x="13.335cm" svg:y="10.796cm">
          <text:p text:style-name="P5"><text:span text:style-name="T4">META</text:span></text:p>
        </draw:rect>
        <draw:rect draw:style-name="gr20" draw:text-style-name="P7" draw:layer="layout" svg:width="2.857cm" svg:height="0.953cm" svg:x="10.478cm" svg:y="10.796cm">
          <text:p text:style-name="P5"><text:span text:style-name="T4">VOLUME</text:span></text:p>
        </draw:rect>
        <draw:rect draw:style-name="gr21" draw:text-style-name="P7" draw:layer="layout" svg:width="2.858cm" svg:height="0.953cm" svg:x="13.335cm" svg:y="13.017cm">
          <text:p text:style-name="P5"><text:span text:style-name="T4">UNDO</text:span></text:p>
        </draw:rect>
        <draw:rect draw:style-name="gr21" draw:text-style-name="P7" draw:layer="layout" svg:width="3.81cm" svg:height="0.953cm" svg:x="12.383cm" svg:y="12.065cm">
          <text:p text:style-name="P5"><text:span text:style-name="T4">DATA</text:span></text:p>
        </draw:rect>
        <draw:rect draw:style-name="gr21" draw:text-style-name="P7" draw:layer="layout" svg:width="2.858cm" svg:height="0.953cm" svg:x="19.05cm" svg:y="12.066cm">
          <text:p text:style-name="P5"><text:span text:style-name="T4">META</text:span></text:p>
        </draw:rect>
        <draw:rect draw:style-name="gr21" draw:text-style-name="P7" draw:layer="layout" svg:width="2.857cm" svg:height="0.953cm" svg:x="16.193cm" svg:y="12.066cm">
          <text:p text:style-name="P5"><text:span text:style-name="T4">VOLUME</text:span></text:p>
        </draw:rect>
        <draw:rect draw:style-name="gr22" draw:text-style-name="P7" draw:layer="layout" svg:width="2.858cm" svg:height="0.953cm" svg:x="1.905cm" svg:y="8.255cm">
          <text:p text:style-name="P5"/>
        </draw:rect>
        <draw:rect draw:style-name="gr22" draw:text-style-name="P7" draw:layer="layout" svg:width="2.858cm" svg:height="0.953cm" svg:x="4.762cm" svg:y="8.255cm">
          <text:p text:style-name="P5"/>
        </draw:rect>
        <draw:rect draw:style-name="gr22" draw:text-style-name="P7" draw:layer="layout" svg:width="2.858cm" svg:height="0.953cm" svg:x="7.62cm" svg:y="8.255cm">
          <text:p text:style-name="P5"/>
        </draw:rect>
        <draw:rect draw:style-name="gr22" draw:text-style-name="P7" draw:layer="layout" svg:width="2.858cm" svg:height="0.953cm" svg:x="10.478cm" svg:y="8.255cm">
          <text:p text:style-name="P5"/>
        </draw:rect>
        <draw:rect draw:style-name="gr22" draw:text-style-name="P7" draw:layer="layout" svg:width="2.858cm" svg:height="0.953cm" svg:x="13.335cm" svg:y="8.255cm">
          <text:p text:style-name="P5"/>
        </draw:rect>
        <draw:rect draw:style-name="gr22" draw:text-style-name="P7" draw:layer="layout" svg:width="2.858cm" svg:height="0.953cm" svg:x="16.193cm" svg:y="8.255cm">
          <text:p text:style-name="P5"/>
        </draw:rect>
        <draw:rect draw:style-name="gr22" draw:text-style-name="P7" draw:layer="layout" svg:width="2.858cm" svg:height="0.953cm" svg:x="19.05cm" svg:y="8.255cm">
          <text:p text:style-name="P5"/>
        </draw:rect>
        <draw:line draw:style-name="gr7" draw:text-style-name="P8" draw:layer="layout" svg:x1="7.62cm" svg:y1="9.207cm" svg:x2="7.62cm" svg:y2="15.24cm">
          <text:p text:style-name="P5"/>
        </draw:line>
        <draw:line draw:style-name="gr7" draw:text-style-name="P8" draw:layer="layout" svg:x1="10.478cm" svg:y1="9.207cm" svg:x2="10.478cm" svg:y2="15.24cm">
          <text:p text:style-name="P5"/>
        </draw:line>
        <draw:line draw:style-name="gr7" draw:text-style-name="P8" draw:layer="layout" svg:x1="13.335cm" svg:y1="9.207cm" svg:x2="13.335cm" svg:y2="15.24cm">
          <text:p text:style-name="P5"/>
        </draw:line>
        <draw:line draw:style-name="gr7" draw:text-style-name="P8" draw:layer="layout" svg:x1="16.193cm" svg:y1="9.207cm" svg:x2="16.193cm" svg:y2="15.24cm">
          <text:p text:style-name="P5"/>
        </draw:line>
        <draw:line draw:style-name="gr7" draw:text-style-name="P8" draw:layer="layout" svg:x1="19.05cm" svg:y1="9.207cm" svg:x2="19.05cm" svg:y2="15.24cm">
          <text:p text:style-name="P5"/>
        </draw:line>
        <draw:line draw:style-name="gr7" draw:text-style-name="P8" draw:layer="layout" svg:x1="21.908cm" svg:y1="9.207cm" svg:x2="21.908cm" svg:y2="15.24cm">
          <text:p text:style-name="P5"/>
        </draw:line>
        <draw:frame draw:style-name="gr23" draw:text-style-name="P15" draw:layer="layout" svg:width="3.175cm" svg:height="1.567cm" svg:x="3.175cm" svg:y="15.24cm">
          <draw:text-box>
            <text:p text:style-name="P1"><text:span text:style-name="T8">DISK</text:span></text:p>
            <text:p text:style-name="P5"><text:span text:style-name="T8">FLUSH</text:span></text:p>
          </draw:text-box>
        </draw:frame>
        <draw:frame draw:style-name="gr23" draw:text-style-name="P15" draw:layer="layout" svg:width="3.175cm" svg:height="1.567cm" svg:x="6.033cm" svg:y="15.24cm">
          <draw:text-box>
            <text:p text:style-name="P1"><text:span text:style-name="T8">DISK</text:span></text:p>
            <text:p text:style-name="P5"><text:span text:style-name="T8">FLUSH</text:span></text:p>
          </draw:text-box>
        </draw:frame>
        <draw:frame draw:style-name="gr23" draw:text-style-name="P15" draw:layer="layout" svg:width="3.175cm" svg:height="1.567cm" svg:x="8.89cm" svg:y="15.24cm">
          <draw:text-box>
            <text:p text:style-name="P1"><text:span text:style-name="T8">DISK</text:span></text:p>
            <text:p text:style-name="P5"><text:span text:style-name="T8">FLUSH</text:span></text:p>
          </draw:text-box>
        </draw:frame>
        <draw:frame draw:style-name="gr23" draw:text-style-name="P15" draw:layer="layout" svg:width="3.175cm" svg:height="1.567cm" svg:x="11.748cm" svg:y="15.26cm">
          <draw:text-box>
            <text:p text:style-name="P1"><text:span text:style-name="T8">DISK</text:span></text:p>
            <text:p text:style-name="P5"><text:span text:style-name="T8">FLUSH</text:span></text:p>
          </draw:text-box>
        </draw:frame>
        <draw:frame draw:style-name="gr23" draw:text-style-name="P15" draw:layer="layout" svg:width="3.175cm" svg:height="1.567cm" svg:x="14.605cm" svg:y="15.26cm">
          <draw:text-box>
            <text:p text:style-name="P1"><text:span text:style-name="T8">DISK</text:span></text:p>
            <text:p text:style-name="P5"><text:span text:style-name="T8">FLUSH</text:span></text:p>
          </draw:text-box>
        </draw:frame>
        <draw:frame draw:style-name="gr23" draw:text-style-name="P15" draw:layer="layout" svg:width="3.175cm" svg:height="1.567cm" svg:x="17.463cm" svg:y="15.24cm">
          <draw:text-box>
            <text:p text:style-name="P1"><text:span text:style-name="T8">DISK</text:span></text:p>
            <text:p text:style-name="P5"><text:span text:style-name="T8">FLUSH</text:span></text:p>
          </draw:text-box>
        </draw:frame>
        <draw:frame draw:style-name="gr23" draw:text-style-name="P15" draw:layer="layout" svg:width="3.175cm" svg:height="1.567cm" svg:x="20.32cm" svg:y="15.24cm">
          <draw:text-box>
            <text:p text:style-name="P1"><text:span text:style-name="T8">DISK</text:span></text:p>
            <text:p text:style-name="P5"><text:span text:style-name="T8">FLUSH</text:span></text:p>
          </draw:text-box>
        </draw:frame>
        <draw:rect draw:style-name="gr5" draw:text-style-name="P7" draw:layer="layout" svg:width="2.858cm" svg:height="0.953cm" svg:x="1.905cm" svg:y="10.479cm">
          <text:p text:style-name="P5"><text:span text:style-name="T4">UNDO</text:span></text:p>
        </draw:rect>
        <draw:rect draw:style-name="gr20" draw:text-style-name="P7" draw:layer="layout" svg:width="2.858cm" svg:height="0.953cm" svg:x="7.62cm" svg:y="11.748cm">
          <text:p text:style-name="P5"><text:span text:style-name="T4">UNDO</text:span></text:p>
        </draw:rect>
        <draw:rect draw:style-name="gr24" draw:text-style-name="P7" draw:layer="layout" svg:width="5.715cm" svg:height="0.318cm" svg:x="0.952cm" svg:y="11.429cm">
          <text:p text:style-name="P5"/>
        </draw:rect>
        <draw:rect draw:style-name="gr25" draw:text-style-name="P7" draw:layer="layout" svg:width="11.43cm" svg:height="0.318cm" svg:x="0.952cm" svg:y="12.699cm">
          <text:p text:style-name="P5"/>
        </draw:rect>
        <draw:frame draw:style-name="gr26" draw:text-style-name="P16" draw:layer="layout" svg:width="7.858cm" svg:height="5.079cm" svg:x="15.557cm" svg:y="2.223cm">
          <draw:text-box>
            <text:list text:style-name="L1">
              <text:list-item>
                <text:p text:style-name="P3"><text:span text:style-name="T9">All operations cached in memory.</text:span></text:p>
              </text:list-item>
            </text:list>
            <text:list text:style-name="L1">
              <text:list-item>
                <text:p text:style-name="P3"><text:span text:style-name="T9">Multiple inodes per flush group.</text:span></text:p>
              </text:list-item>
            </text:list>
            <text:list text:style-name="L1">
              <text:list-item>
                <text:p text:style-name="P3"><text:span text:style-name="T9">Data writes are asynchronous.</text:span></text:p>
              </text:list-item>
            </text:list>
            <text:list text:style-name="L1">
              <text:list-item>
                <text:p text:style-name="P3"><text:span text:style-name="T9">Undo records generated by flush.</text:span></text:p>
              </text:list-item>
            </text:list>
            <text:list text:style-name="L1">
              <text:list-item>
                <text:p text:style-name="P3"><text:span text:style-name="T9">Fsync() is expensive (4 flushes).</text:span></text:p>
              </text:list-item>
            </text:list>
            <text:list text:style-name="L1">
              <text:list-item>
                <text:p text:style-name="P3"><text:span text:style-name="T9">High level of I/O parallelism.</text:span></text:p>
              </text:list-item>
            </text:list>
            <text:list text:style-name="L1">
              <text:list-item>
                <text:p text:style-name="P3"><text:span text:style-name="T9">(See FUTUREs slide)</text:span></text:p>
              </text:list-item>
            </text:list>
          </draw:text-box>
        </draw:frame>
      </draw:page>
      <draw:page draw:name="page9" draw:style-name="dp1" draw:master-page-name="Default">
        <office:forms form:automatic-focus="false" form:apply-design-mode="false"/>
        <draw:rect draw:style-name="gr11" draw:text-style-name="P13" draw:layer="layout" svg:width="9.525cm" svg:height="11.112cm" svg:x="6.985cm" svg:y="3.81cm">
          <text:p text:style-name="P5"/>
        </draw:rect>
        <draw:frame draw:style-name="gr3" draw:text-style-name="P2" draw:layer="layout" svg:width="19.746cm" svg:height="1.017cm" svg:x="2.479cm" svg:y="0.892cm">
          <draw:text-box>
            <text:p text:style-name="P5"><text:span text:style-name="T1">HAMMER Data Write Bypass</text:span></text:p>
          </draw:text-box>
        </draw:frame>
        <draw:rect draw:style-name="gr27" draw:text-style-name="P7" draw:layer="layout" svg:width="3.811cm" svg:height="0.953cm" svg:x="2.221cm" svg:y="4.127cm">
          <text:p text:style-name="P5"><text:span text:style-name="T4">WRITE</text:span></text:p>
        </draw:rect>
        <draw:frame draw:style-name="gr16" draw:text-style-name="P14" draw:layer="layout" svg:width="7.804cm" svg:height="0.784cm" svg:x="7.937cm" svg:y="15.408cm">
          <draw:text-box>
            <text:p text:style-name="P5"><text:span text:style-name="T7">Low Level Block Allocator</text:span></text:p>
          </draw:text-box>
        </draw:frame>
        <draw:rect draw:style-name="gr5" draw:text-style-name="P7" draw:layer="layout" svg:width="3.811cm" svg:height="0.953cm" svg:x="9.841cm" svg:y="5.715cm">
          <text:p text:style-name="P5"><text:span text:style-name="T4">reservation</text:span></text:p>
        </draw:rect>
        <draw:rect draw:style-name="gr5" draw:text-style-name="P7" draw:layer="layout" svg:width="3.811cm" svg:height="0.953cm" svg:x="2.223cm" svg:y="5.397cm">
          <text:p text:style-name="P5"><text:span text:style-name="T4">BUF-CACHE</text:span></text:p>
        </draw:rect>
        <draw:rect draw:style-name="gr5" draw:text-style-name="P7" draw:layer="layout" svg:width="3.811cm" svg:height="0.953cm" svg:x="2.223cm" svg:y="6.35cm">
          <text:p text:style-name="P5"><text:span text:style-name="T4">BUF-CACHE</text:span></text:p>
        </draw:rect>
        <draw:rect draw:style-name="gr5" draw:text-style-name="P7" draw:layer="layout" svg:width="3.811cm" svg:height="0.953cm" svg:x="2.223cm" svg:y="7.302cm">
          <text:p text:style-name="P5"><text:span text:style-name="T4">BUF-CACHE</text:span></text:p>
        </draw:rect>
        <draw:rect draw:style-name="gr5" draw:text-style-name="P7" draw:layer="layout" svg:width="3.811cm" svg:height="0.953cm" svg:x="2.222cm" svg:y="8.254cm">
          <text:p text:style-name="P5"><text:span text:style-name="T4">BUF-CACHE</text:span></text:p>
        </draw:rect>
        <draw:rect draw:style-name="gr5" draw:text-style-name="P7" draw:layer="layout" svg:width="3.811cm" svg:height="0.953cm" svg:x="9.84cm" svg:y="7.62cm">
          <text:p text:style-name="P5"><text:span text:style-name="T4">reservation</text:span></text:p>
        </draw:rect>
        <draw:rect draw:style-name="gr5" draw:text-style-name="P7" draw:layer="layout" svg:width="3.811cm" svg:height="0.953cm" svg:x="9.839cm" svg:y="6.667cm">
          <text:p text:style-name="P5"><text:span text:style-name="T4">reservation</text:span></text:p>
        </draw:rect>
        <draw:rect draw:style-name="gr5" draw:text-style-name="P7" draw:layer="layout" svg:width="3.811cm" svg:height="0.953cm" svg:x="9.839cm" svg:y="8.572cm">
          <text:p text:style-name="P5"><text:span text:style-name="T4">reservation</text:span></text:p>
        </draw:rect>
        <draw:rect draw:style-name="gr27" draw:text-style-name="P7" draw:layer="layout" svg:width="3.811cm" svg:height="0.953cm" svg:x="7.302cm" svg:y="4.445cm">
          <text:p text:style-name="P5"><text:span text:style-name="T4">BMAP</text:span></text:p>
        </draw:rect>
        <draw:line draw:style-name="gr18" draw:text-style-name="P8" draw:layer="layout" svg:x1="11.747cm" svg:y1="15.24cm" svg:x2="11.747cm" svg:y2="1.905cm">
          <text:p text:style-name="P5"/>
        </draw:line>
        <draw:line draw:style-name="gr28" draw:text-style-name="P8" draw:layer="layout" svg:x1="4.128cm" svg:y1="9.207cm" svg:x2="4.128cm" svg:y2="11.112cm">
          <text:p text:style-name="P5"/>
        </draw:line>
        <draw:frame draw:style-name="gr16" draw:text-style-name="P14" draw:layer="layout" svg:width="4.445cm" svg:height="0.784cm" svg:x="4.127cm" svg:y="2.391cm">
          <draw:text-box>
            <text:p text:style-name="P5"><text:span text:style-name="T7">Frontend</text:span></text:p>
          </draw:text-box>
        </draw:frame>
        <draw:rect draw:style-name="gr27" draw:text-style-name="P7" draw:layer="layout" svg:width="3.811cm" svg:height="0.953cm" svg:x="12.381cm" svg:y="9.842cm">
          <text:p text:style-name="P5"><text:span text:style-name="T4">FINALIZE</text:span></text:p>
        </draw:rect>
        <draw:frame draw:style-name="gr23" draw:text-style-name="P15" draw:layer="layout" svg:width="3.175cm" svg:height="1.567cm" svg:x="2.54cm" svg:y="11.133cm">
          <draw:text-box>
            <text:p text:style-name="P5"><text:span text:style-name="T8">ASYNC</text:span></text:p>
            <text:p text:style-name="P5"><text:span text:style-name="T8">WRITE</text:span></text:p>
          </draw:text-box>
        </draw:frame>
        <draw:frame draw:style-name="gr16" draw:text-style-name="P14" draw:layer="layout" svg:width="4.445cm" svg:height="0.784cm" svg:x="14.287cm" svg:y="2.391cm">
          <draw:text-box>
            <text:p text:style-name="P5"><text:span text:style-name="T7">Backend</text:span></text:p>
          </draw:text-box>
        </draw:frame>
        <draw:line draw:style-name="gr28" draw:text-style-name="P8" draw:layer="layout" svg:x1="6.032cm" svg:y1="4.445cm" svg:x2="7.302cm" svg:y2="4.762cm">
          <text:p text:style-name="P5"/>
        </draw:line>
        <draw:line draw:style-name="gr28" draw:text-style-name="P8" draw:layer="layout" svg:x1="7.302cm" svg:y1="5.08cm" svg:x2="6.032cm" svg:y2="5.715cm">
          <text:p text:style-name="P5"/>
        </draw:line>
        <draw:rect draw:style-name="gr27" draw:text-style-name="P7" draw:layer="layout" svg:width="3.811cm" svg:height="0.953cm" svg:x="17.461cm" svg:y="9.525cm">
          <text:p text:style-name="P5"><text:span text:style-name="T4">FLUSH</text:span></text:p>
        </draw:rect>
        <draw:line draw:style-name="gr28" draw:text-style-name="P8" draw:layer="layout" svg:x1="17.462cm" svg:y1="9.842cm" svg:x2="16.192cm" svg:y2="10.16cm">
          <text:p text:style-name="P5"/>
        </draw:line>
        <draw:rect draw:style-name="gr5" draw:text-style-name="P7" draw:layer="layout" svg:width="3.811cm" svg:height="1.27cm" svg:x="12.382cm" svg:y="11.112cm">
          <text:p text:style-name="P5"><text:span text:style-name="T4">META DATA</text:span></text:p>
          <text:p text:style-name="P1"><text:span text:style-name="T4">UPDATES</text:span></text:p>
        </draw:rect>
        <draw:rect draw:style-name="gr27" draw:text-style-name="P7" draw:layer="layout" svg:width="3.811cm" svg:height="0.953cm" svg:x="17.462cm" svg:y="13.969cm">
          <text:p text:style-name="P1"><text:span text:style-name="T4">WAIT</text:span></text:p>
        </draw:rect>
        <draw:line draw:style-name="gr28" draw:text-style-name="P8" draw:layer="layout" svg:x1="4.127cm" svg:y1="13.335cm" svg:x2="12.382cm" svg:y2="13.335cm">
          <text:p text:style-name="P5"/>
        </draw:line>
        <draw:rect draw:style-name="gr27" draw:text-style-name="P7" draw:layer="layout" svg:width="3.811cm" svg:height="0.953cm" svg:x="12.382cm" svg:y="12.7cm">
          <text:p text:style-name="P5"><text:span text:style-name="T4">COLLECT I/O</text:span></text:p>
        </draw:rect>
        <draw:line draw:style-name="gr29" draw:text-style-name="P8" draw:layer="layout" svg:x1="4.127cm" svg:y1="12.7cm" svg:x2="4.127cm" svg:y2="13.335cm">
          <text:p text:style-name="P5"/>
        </draw:line>
        <draw:line draw:style-name="gr28" draw:text-style-name="P8" draw:layer="layout" svg:x1="16.192cm" svg:y1="13.334cm" svg:x2="17.462cm" svg:y2="14.287cm">
          <text:p text:style-name="P5"/>
        </draw:line>
      </draw:page>
      <draw:page draw:name="page10" draw:style-name="dp1" draw:master-page-name="Default">
        <draw:rect draw:style-name="gr22" draw:text-style-name="P7" draw:layer="layout" svg:width="20.955cm" svg:height="0.953cm" svg:x="1.27cm" svg:y="3.174cm">
          <text:p text:style-name="P5"/>
        </draw:rect>
        <draw:frame draw:style-name="gr3" draw:text-style-name="P2" draw:layer="layout" svg:width="19.746cm" svg:height="1.017cm" svg:x="2.479cm" svg:y="0.893cm">
          <draw:text-box>
            <text:p text:style-name="P5"><text:span text:style-name="T1">HAMMER Data Extents</text:span></text:p>
          </draw:text-box>
        </draw:frame>
        <draw:frame draw:style-name="gr30" draw:text-style-name="P14" draw:layer="layout" svg:width="4.445cm" svg:height="0.952cm" svg:x="1.27cm" svg:y="2.223cm">
          <draw:text-box>
            <text:p text:style-name="P5"><text:span text:style-name="T7">File</text:span></text:p>
          </draw:text-box>
        </draw:frame>
        <draw:rect draw:style-name="gr5" draw:text-style-name="P7" draw:layer="layout" svg:width="1.268cm" svg:height="0.953cm" svg:x="1.272cm" svg:y="4.127cm">
          <text:p text:style-name="P5"><text:span text:style-name="T4">16K</text:span></text:p>
        </draw:rect>
        <draw:rect draw:style-name="gr5" draw:text-style-name="P7" draw:layer="layout" svg:width="1.268cm" svg:height="0.953cm" svg:x="2.54cm" svg:y="4.127cm">
          <text:p text:style-name="P5"><text:span text:style-name="T4">16K</text:span></text:p>
        </draw:rect>
        <draw:rect draw:style-name="gr5" draw:text-style-name="P7" draw:layer="layout" svg:width="1.268cm" svg:height="0.953cm" svg:x="7.622cm" svg:y="4.127cm">
          <text:p text:style-name="P5"><text:span text:style-name="T4">16K</text:span></text:p>
        </draw:rect>
        <draw:rect draw:style-name="gr5" draw:text-style-name="P7" draw:layer="layout" svg:width="1.268cm" svg:height="0.953cm" svg:x="8.89cm" svg:y="4.127cm">
          <text:p text:style-name="P5"><text:span text:style-name="T4">64K</text:span></text:p>
        </draw:rect>
        <draw:rect draw:style-name="gr5" draw:text-style-name="P7" draw:layer="layout" svg:width="1.268cm" svg:height="0.953cm" svg:x="10.162cm" svg:y="4.127cm">
          <text:p text:style-name="P5"><text:span text:style-name="T4">64K</text:span></text:p>
        </draw:rect>
        <draw:rect draw:style-name="gr5" draw:text-style-name="P7" draw:layer="layout" svg:width="1.268cm" svg:height="0.953cm" svg:x="11.43cm" svg:y="4.127cm">
          <text:p text:style-name="P5"><text:span text:style-name="T4">64K</text:span></text:p>
        </draw:rect>
        <draw:rect draw:style-name="gr5" draw:text-style-name="P7" draw:layer="layout" svg:width="1.268cm" svg:height="0.953cm" svg:x="12.702cm" svg:y="4.127cm">
          <text:p text:style-name="P5"><text:span text:style-name="T4">64K</text:span></text:p>
        </draw:rect>
        <draw:rect draw:style-name="gr5" draw:text-style-name="P7" draw:layer="layout" svg:width="1.268cm" svg:height="0.953cm" svg:x="13.972cm" svg:y="4.127cm">
          <text:p text:style-name="P5"><text:span text:style-name="T4">64K</text:span></text:p>
        </draw:rect>
        <draw:rect draw:style-name="gr5" draw:text-style-name="P7" draw:layer="layout" svg:width="1.268cm" svg:height="0.953cm" svg:x="15.24cm" svg:y="4.127cm">
          <text:p text:style-name="P5"><text:span text:style-name="T4">64K</text:span></text:p>
        </draw:rect>
        <draw:frame draw:style-name="gr31" draw:text-style-name="P14" draw:layer="layout" svg:width="1.587cm" svg:height="0.784cm" svg:x="16.51cm" svg:y="4.127cm">
          <draw:text-box>
            <text:p text:style-name="P5"><text:span text:style-name="T7">...</text:span></text:p>
          </draw:text-box>
        </draw:frame>
        <draw:frame draw:style-name="gr31" draw:text-style-name="P14" draw:layer="layout" svg:width="1.587cm" svg:height="0.784cm" svg:x="3.81cm" svg:y="4.127cm">
          <draw:text-box>
            <text:p text:style-name="P5"><text:span text:style-name="T7">...</text:span></text:p>
          </draw:text-box>
        </draw:frame>
        <draw:line draw:style-name="gr18" draw:text-style-name="P8" draw:layer="layout" svg:x1="8.89cm" svg:y1="5.715cm" svg:x2="8.89cm" svg:y2="2.54cm">
          <text:p text:style-name="P5"/>
        </draw:line>
        <draw:frame draw:style-name="gr23" draw:text-style-name="P14" draw:layer="layout" svg:width="3.175cm" svg:height="0.784cm" svg:x="7.302cm" svg:y="5.883cm">
          <draw:text-box>
            <text:p text:style-name="P5"><text:span text:style-name="T7">1MB</text:span></text:p>
          </draw:text-box>
        </draw:frame>
        <draw:frame draw:style-name="gr26" draw:text-style-name="P9" draw:layer="layout" svg:width="14.636cm" svg:height="6.265cm" svg:x="1.27cm" svg:y="8.488cm">
          <draw:text-box>
            <text:list text:style-name="L1">
              <text:list-item>
                <text:p text:style-name="P3"><text:span text:style-name="T5">Each Data record is a B-Tree element.</text:span></text:p>
              </text:list-item>
            </text:list>
            <text:list text:style-name="L1">
              <text:list-item>
                <text:p text:style-name="P3"><text:span text:style-name="T5">Switch to 64K records past 1MB.</text:span></text:p>
              </text:list-item>
            </text:list>
            <text:list text:style-name="L1">
              <text:list-item>
                <text:p text:style-name="P3"><text:span text:style-name="T5">Read code is able to stitch extents together.</text:span></text:p>
              </text:list-item>
            </text:list>
            <text:list text:style-name="L1">
              <text:list-item>
                <text:p text:style-name="P3"><text:span text:style-name="T5">Write code cannot yet handle dynamic extents:</text:span></text:p>
              </text:list-item>
            </text:list>
            <text:list text:style-name="L1">
              <text:list-item>
                <text:list>
                  <text:list-item>
                    <text:p text:style-name="P17"><text:span text:style-name="T5">(1) Breaking up large extents not trivial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7"><text:span text:style-name="T5">(2) Historical access &amp; organization not trivial.</text:span></text:p>
                  </text:list-item>
                </text:list>
              </text:list-item>
            </text:list>
            <text:list text:style-name="L1">
              <text:list-item>
                <text:p text:style-name="P3"><text:span text:style-name="T5">BSD Clustering supported, but it wasn't fun.</text:span></text:p>
              </text:list-item>
            </text:list>
            <text:list text:style-name="L1">
              <text:list-item>
                <text:p text:style-name="P3"><text:span text:style-name="T5">Serious issues with mixed buffer cache operations.</text:span></text:p>
              </text:list-item>
            </text:list>
          </draw:text-box>
        </draw:frame>
      </draw:page>
      <draw:page draw:name="page11" draw:style-name="dp1" draw:master-page-name="Default">
        <draw:frame draw:style-name="gr3" draw:text-style-name="P2" draw:layer="layout" svg:width="19.746cm" svg:height="1.017cm" svg:x="2.479cm" svg:y="0.894cm">
          <draw:text-box>
            <text:p text:style-name="P5"><text:span text:style-name="T1">HAMMER Pruning</text:span></text:p>
          </draw:text-box>
        </draw:frame>
        <draw:rect draw:style-name="gr5" draw:text-style-name="P12" draw:layer="layout" svg:width="2.223cm" svg:height="0.953cm" svg:x="0.952cm" svg:y="7.302cm">
          <text:p text:style-name="P11"><text:span text:style-name="T6">1:10</text:span></text:p>
        </draw:rect>
        <draw:frame draw:style-name="gr32" draw:text-style-name="P9" draw:layer="layout" svg:width="22.146cm" svg:height="3.916cm" svg:x="0.952cm" svg:y="2.434cm">
          <draw:text-box>
            <text:list text:style-name="L1">
              <text:list-item>
                <text:p text:style-name="P3"><text:span text:style-name="T5">Every B-Tree record has a CREATE_TID and a DELETE_TID.</text:span></text:p>
              </text:list-item>
            </text:list>
            <text:list text:style-name="L1">
              <text:list-item>
                <text:p text:style-name="P3"><text:span text:style-name="T5">CREATE_TID is part of the sorting key, DELETE_TID is not.</text:span></text:p>
              </text:list-item>
            </text:list>
            <text:list text:style-name="L1">
              <text:list-item>
                <text:p text:style-name="P3"><text:span text:style-name="T5">Deletions simply set the DELETE_TID in the existing record.</text:span></text:p>
              </text:list-item>
            </text:list>
            <text:list text:style-name="L1">
              <text:list-item>
                <text:p text:style-name="P3"><text:span text:style-name="T5">Updates set DELETE_TID and insert a new record with new CREATE_TID.</text:span></text:p>
              </text:list-item>
            </text:list>
            <text:list text:style-name="L1">
              <text:list-item>
                <text:p text:style-name="P3"><text:span text:style-name="T5">Transaction ids increase monotonically but do not reflect real time.</text:span></text:p>
              </text:list-item>
            </text:list>
          </draw:text-box>
        </draw:frame>
        <draw:rect draw:style-name="gr5" draw:text-style-name="P12" draw:layer="layout" svg:width="2.223cm" svg:height="0.953cm" svg:x="3.175cm" svg:y="7.301cm">
          <text:p text:style-name="P11"><text:span text:style-name="T6">10:15</text:span></text:p>
        </draw:rect>
        <draw:rect draw:style-name="gr5" draw:text-style-name="P12" draw:layer="layout" svg:width="2.223cm" svg:height="0.953cm" svg:x="5.397cm" svg:y="7.301cm">
          <text:p text:style-name="P11"><text:span text:style-name="T6">15:22</text:span></text:p>
        </draw:rect>
        <draw:rect draw:style-name="gr5" draw:text-style-name="P12" draw:layer="layout" svg:width="2.222cm" svg:height="0.953cm" svg:x="7.62cm" svg:y="7.301cm">
          <text:p text:style-name="P11"><text:span text:style-name="T6">22:35</text:span></text:p>
        </draw:rect>
        <draw:line draw:style-name="gr33" draw:text-style-name="P8" draw:layer="layout" svg:x1="2.54cm" svg:y1="6.667cm" svg:x2="2.54cm" svg:y2="9.207cm">
          <text:p text:style-name="P5"/>
        </draw:line>
        <draw:rect draw:style-name="gr5" draw:text-style-name="P12" draw:layer="layout" svg:width="2.222cm" svg:height="0.953cm" svg:x="9.843cm" svg:y="7.302cm">
          <text:p text:style-name="P11"><text:span text:style-name="T6">35:40</text:span></text:p>
        </draw:rect>
        <draw:rect draw:style-name="gr5" draw:text-style-name="P12" draw:layer="layout" svg:width="2.222cm" svg:height="0.953cm" svg:x="12.065cm" svg:y="7.302cm">
          <text:p text:style-name="P11"><text:span text:style-name="T6">40:48</text:span></text:p>
        </draw:rect>
        <draw:frame draw:style-name="gr23" draw:text-style-name="P14" draw:layer="layout" svg:width="3.175cm" svg:height="0.784cm" svg:x="0.952cm" svg:y="9.058cm">
          <draw:text-box>
            <text:p text:style-name="P5"><text:span text:style-name="T7">Snapshot</text:span></text:p>
          </draw:text-box>
        </draw:frame>
        <draw:line draw:style-name="gr33" draw:text-style-name="P8" draw:layer="layout" svg:x1="6.35cm" svg:y1="6.667cm" svg:x2="6.35cm" svg:y2="9.207cm">
          <text:p text:style-name="P5"/>
        </draw:line>
        <draw:line draw:style-name="gr33" draw:text-style-name="P8" draw:layer="layout" svg:x1="13.017cm" svg:y1="6.667cm" svg:x2="13.017cm" svg:y2="9.207cm">
          <text:p text:style-name="P5"/>
        </draw:line>
        <draw:frame draw:style-name="gr23" draw:text-style-name="P14" draw:layer="layout" svg:width="3.175cm" svg:height="0.784cm" svg:x="4.762cm" svg:y="9.058cm">
          <draw:text-box>
            <text:p text:style-name="P5"><text:span text:style-name="T7">Snapshot</text:span></text:p>
          </draw:text-box>
        </draw:frame>
        <draw:frame draw:style-name="gr23" draw:text-style-name="P14" draw:layer="layout" svg:width="3.175cm" svg:height="0.784cm" svg:x="11.43cm" svg:y="9.058cm">
          <draw:text-box>
            <text:p text:style-name="P5"><text:span text:style-name="T7">Snapshot</text:span></text:p>
          </draw:text-box>
        </draw:frame>
        <draw:rect draw:style-name="gr5" draw:text-style-name="P12" draw:layer="layout" svg:width="2.223cm" svg:height="0.953cm" svg:x="0.952cm" svg:y="11.113cm">
          <text:p text:style-name="P11"><text:span text:style-name="T6">1:10</text:span></text:p>
        </draw:rect>
        <draw:rect draw:style-name="gr34" draw:text-style-name="P12" draw:layer="layout" svg:width="2.223cm" svg:height="0.953cm" svg:x="3.175cm" svg:y="11.112cm">
          <text:p text:style-name="P5"/>
        </draw:rect>
        <draw:rect draw:style-name="gr5" draw:text-style-name="P12" draw:layer="layout" svg:width="2.223cm" svg:height="0.953cm" svg:x="5.397cm" svg:y="11.112cm">
          <text:p text:style-name="P11"><text:span text:style-name="T6">15:22</text:span></text:p>
        </draw:rect>
        <draw:rect draw:style-name="gr5" draw:text-style-name="P12" draw:layer="layout" svg:width="2.222cm" svg:height="0.953cm" svg:x="12.065cm" svg:y="11.113cm">
          <text:p text:style-name="P11"><text:span text:style-name="T6">40:48</text:span></text:p>
        </draw:rect>
        <draw:line draw:style-name="gr33" draw:text-style-name="P8" draw:layer="layout" svg:x1="2.54cm" svg:y1="9.842cm" svg:x2="2.54cm" svg:y2="11.112cm">
          <text:p text:style-name="P5"/>
        </draw:line>
        <draw:line draw:style-name="gr33" draw:text-style-name="P8" draw:layer="layout" svg:x1="6.35cm" svg:y1="9.842cm" svg:x2="6.35cm" svg:y2="11.112cm">
          <text:p text:style-name="P5"/>
        </draw:line>
        <draw:line draw:style-name="gr33" draw:text-style-name="P8" draw:layer="layout" svg:x1="13.017cm" svg:y1="9.842cm" svg:x2="13.017cm" svg:y2="11.112cm">
          <text:p text:style-name="P5"/>
        </draw:line>
        <draw:rect draw:style-name="gr34" draw:text-style-name="P12" draw:layer="layout" svg:width="2.223cm" svg:height="0.953cm" svg:x="7.619cm" svg:y="11.112cm">
          <text:p text:style-name="P5"/>
        </draw:rect>
        <draw:rect draw:style-name="gr34" draw:text-style-name="P12" draw:layer="layout" svg:width="2.223cm" svg:height="0.953cm" svg:x="9.842cm" svg:y="11.112cm">
          <text:p text:style-name="P5"/>
        </draw:rect>
        <draw:frame draw:style-name="gr32" draw:text-style-name="P9" draw:layer="layout" svg:width="21.971cm" svg:height="3.916cm" svg:x="0.952cm" svg:y="13.017cm">
          <draw:text-box>
            <text:list text:style-name="L1">
              <text:list-item>
                <text:p text:style-name="P3"><text:span text:style-name="T5">Remaining elements not expanded to fill voids:</text:span></text:p>
              </text:list-item>
            </text:list>
            <text:list text:style-name="L1">
              <text:list-item>
                <text:list>
                  <text:list-item>
                    <text:p text:style-name="P17"><text:span text:style-name="T5">Modifying CREATE_TID interferes with mirroring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7"><text:span text:style-name="T5">Modifying CREATE_TID considered too dangerous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7"><text:span text:style-name="T5">Once pruned, only snapshot TIDs prior to most recent snapshot are valid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7"><text:span text:style-name="T5">Expanding DELETE_TID doesn't work well either.</text:span></text:p>
                  </text:list-item>
                </text:list>
              </text:list-item>
            </text:list>
          </draw:text-box>
        </draw:frame>
        <draw:frame draw:style-name="gr23" draw:text-style-name="P15" draw:layer="layout" svg:width="3.761cm" svg:height="0.784cm" svg:x="15.289cm" svg:y="7.302cm">
          <draw:text-box>
            <text:p text:style-name="P5"><text:span text:style-name="T8">Before Prune</text:span></text:p>
          </draw:text-box>
        </draw:frame>
        <draw:frame draw:style-name="gr23" draw:text-style-name="P15" draw:layer="layout" svg:width="3.329cm" svg:height="0.784cm" svg:x="15.456cm" svg:y="11.112cm">
          <draw:text-box>
            <text:p text:style-name="P5"><text:span text:style-name="T8">After Prune</text:span></text:p>
          </draw:text-box>
        </draw:frame>
      </draw:page>
      <draw:page draw:name="page12" draw:style-name="dp1" draw:master-page-name="Default">
        <draw:rect draw:style-name="gr11" draw:text-style-name="P13" draw:layer="layout" svg:width="22.224cm" svg:height="1.588cm" svg:x="0.952cm" svg:y="5.08cm">
          <text:p text:style-name="P5"/>
        </draw:rect>
        <draw:frame draw:style-name="gr3" draw:text-style-name="P2" draw:layer="layout" svg:width="19.746cm" svg:height="1.017cm" svg:x="2.479cm" svg:y="0.888cm">
          <draw:text-box>
            <text:p text:style-name="P5"><text:span text:style-name="T1">HAMMER Reblocking</text:span></text:p>
          </draw:text-box>
        </draw:frame>
        <draw:rect draw:style-name="gr12" draw:text-style-name="P12" draw:layer="layout" svg:width="3.175cm" svg:height="0.953cm" svg:x="1.269cm" svg:y="5.397cm">
          <text:p text:style-name="P5"/>
        </draw:rect>
        <draw:rect draw:style-name="gr34" draw:text-style-name="P12" draw:layer="layout" svg:width="0.635cm" svg:height="0.953cm" svg:x="5.079cm" svg:y="5.397cm">
          <text:p text:style-name="P5"/>
        </draw:rect>
        <draw:rect draw:style-name="gr12" draw:text-style-name="P12" draw:layer="layout" svg:width="3.175cm" svg:height="0.953cm" svg:x="10.794cm" svg:y="5.397cm">
          <text:p text:style-name="P5"/>
        </draw:rect>
        <draw:rect draw:style-name="gr34" draw:text-style-name="P12" draw:layer="layout" svg:width="3.175cm" svg:height="0.953cm" svg:x="13.969cm" svg:y="5.397cm">
          <text:p text:style-name="P5"/>
        </draw:rect>
        <draw:rect draw:style-name="gr12" draw:text-style-name="P12" draw:layer="layout" svg:width="1.905cm" svg:height="0.953cm" svg:x="5.714cm" svg:y="5.397cm">
          <text:p text:style-name="P5"/>
        </draw:rect>
        <draw:rect draw:style-name="gr12" draw:text-style-name="P12" draw:layer="layout" svg:width="0.635cm" svg:height="0.953cm" svg:x="4.444cm" svg:y="5.397cm">
          <text:p text:style-name="P5"/>
        </draw:rect>
        <draw:rect draw:style-name="gr12" draw:text-style-name="P12" draw:layer="layout" svg:width="0.635cm" svg:height="0.953cm" svg:x="9.206cm" svg:y="5.397cm">
          <text:p text:style-name="P5"/>
        </draw:rect>
        <draw:rect draw:style-name="gr12" draw:text-style-name="P12" draw:layer="layout" svg:width="1.905cm" svg:height="0.953cm" svg:x="17.144cm" svg:y="5.398cm">
          <text:p text:style-name="P5"/>
        </draw:rect>
        <draw:rect draw:style-name="gr12" draw:text-style-name="P12" draw:layer="layout" svg:width="1.905cm" svg:height="0.953cm" svg:x="19.049cm" svg:y="5.398cm">
          <text:p text:style-name="P5"/>
        </draw:rect>
        <draw:rect draw:style-name="gr12" draw:text-style-name="P12" draw:layer="layout" svg:width="1.905cm" svg:height="0.953cm" svg:x="20.954cm" svg:y="5.397cm">
          <text:p text:style-name="P5"/>
        </draw:rect>
        <draw:rect draw:style-name="gr12" draw:text-style-name="P12" draw:layer="layout" svg:width="0.953cm" svg:height="0.953cm" svg:x="9.841cm" svg:y="5.398cm">
          <text:p text:style-name="P5"/>
        </draw:rect>
        <draw:rect draw:style-name="gr34" draw:text-style-name="P12" draw:layer="layout" svg:width="1.587cm" svg:height="0.953cm" svg:x="7.619cm" svg:y="5.397cm">
          <text:p text:style-name="P5"/>
        </draw:rect>
        <draw:frame draw:style-name="gr17" draw:text-style-name="P14" draw:layer="layout" svg:width="7.302cm" svg:height="0.784cm" svg:x="8.255cm" svg:y="6.816cm">
          <draw:text-box>
            <text:p text:style-name="P5"><text:span text:style-name="T7">8M BIG-BLOCK</text:span></text:p>
          </draw:text-box>
        </draw:frame>
        <draw:rect draw:style-name="gr11" draw:text-style-name="P13" draw:layer="layout" svg:width="5.397cm" svg:height="1.588cm" svg:x="0.953cm" svg:y="2.222cm">
          <text:p text:style-name="P5"/>
        </draw:rect>
        <draw:frame draw:style-name="gr35" draw:text-style-name="P14" draw:layer="layout" svg:width="5.398cm" svg:height="0.784cm" svg:x="0.952cm" svg:y="3.978cm">
          <draw:text-box>
            <text:p text:style-name="P5"><text:span text:style-name="T7">FREEMAP</text:span></text:p>
          </draw:text-box>
        </draw:frame>
        <draw:rect draw:style-name="gr5" draw:text-style-name="P12" draw:layer="layout" svg:width="4.762cm" svg:height="0.953cm" svg:x="1.27cm" svg:y="2.539cm">
          <text:p text:style-name="P11"><text:span text:style-name="T6">BYTES_FREE</text:span></text:p>
        </draw:rect>
        <draw:frame draw:style-name="gr32" draw:text-style-name="P9" draw:layer="layout" svg:width="22.031cm" svg:height="3.133cm" svg:x="0.952cm" svg:y="8.932cm">
          <draw:text-box>
            <text:list text:style-name="L1">
              <text:list-item>
                <text:p text:style-name="P3"><text:span text:style-name="T5">Allocations are byte granular, but not individually tracked.</text:span></text:p>
              </text:list-item>
            </text:list>
            <text:list text:style-name="L1">
              <text:list-item>
                <text:p text:style-name="P3"><text:span text:style-name="T5">Big-blocks cannot be reused until they are 100% empty.</text:span></text:p>
              </text:list-item>
            </text:list>
            <text:list text:style-name="L1">
              <text:list-item>
                <text:p text:style-name="P3"><text:span text:style-name="T5">Large numbers of deletions can make big-blocks available for re-use.</text:span></text:p>
              </text:list-item>
            </text:list>
            <text:list text:style-name="L1">
              <text:list-item>
                <text:p text:style-name="P3"><text:span text:style-name="T5">Otherwise use reblocking to re-pack data and meta-data into new big-blocks.</text:span></text:p>
              </text:list-item>
            </text:list>
          </draw:text-box>
        </draw:frame>
      </draw:page>
      <draw:page draw:name="page13" draw:style-name="dp1" draw:master-page-name="Default">
        <draw:frame draw:style-name="gr3" draw:text-style-name="P2" draw:layer="layout" svg:width="19.746cm" svg:height="1.017cm" svg:x="2.479cm" svg:y="0.889cm">
          <draw:text-box>
            <text:p text:style-name="P5"><text:span text:style-name="T1">HAMMER Mirroring Streams</text:span></text:p>
          </draw:text-box>
        </draw:frame>
        <draw:rect draw:style-name="gr11" draw:text-style-name="P13" draw:layer="layout" svg:width="4.763cm" svg:height="2.223cm" svg:x="9.842cm" svg:y="2.54cm">
          <text:p text:style-name="P5"/>
        </draw:rect>
        <draw:rect draw:style-name="gr5" draw:text-style-name="P12" draw:layer="layout" svg:width="4.127cm" svg:height="0.634cm" svg:x="10.16cm" svg:y="2.858cm">
          <text:p text:style-name="P11"><text:span text:style-name="T6">MIRROR TID</text:span></text:p>
        </draw:rect>
        <draw:frame draw:style-name="gr14" draw:text-style-name="P14" draw:layer="layout" svg:width="6.174cm" svg:height="0.784cm" svg:x="3.492cm" svg:y="4.445cm">
          <draw:text-box>
            <text:p text:style-name="P5"><text:span text:style-name="T7">B-Tree internal nodes</text:span></text:p>
          </draw:text-box>
        </draw:frame>
        <draw:rect draw:style-name="gr5" draw:text-style-name="P12" draw:layer="layout" svg:width="0.952cm" svg:height="0.634cm" svg:x="10.16cm" svg:y="3.81cm">
          <text:p text:style-name="P11"><text:span text:style-name="T6">M</text:span></text:p>
        </draw:rect>
        <draw:rect draw:style-name="gr5" draw:text-style-name="P12" draw:layer="layout" svg:width="0.952cm" svg:height="0.634cm" svg:x="11.113cm" svg:y="3.81cm">
          <text:p text:style-name="P11"><text:span text:style-name="T6">M</text:span></text:p>
        </draw:rect>
        <draw:rect draw:style-name="gr5" draw:text-style-name="P12" draw:layer="layout" svg:width="0.952cm" svg:height="0.634cm" svg:x="13.335cm" svg:y="3.81cm">
          <text:p text:style-name="P11"><text:span text:style-name="T6">M</text:span></text:p>
        </draw:rect>
        <draw:rect draw:style-name="gr36" draw:text-style-name="P12" draw:layer="layout" svg:width="1.27cm" svg:height="0.634cm" svg:x="12.065cm" svg:y="3.811cm">
          <text:p text:style-name="P11"><text:span text:style-name="T6">...</text:span></text:p>
        </draw:rect>
        <draw:rect draw:style-name="gr11" draw:text-style-name="P13" draw:layer="layout" svg:width="4.763cm" svg:height="2.223cm" svg:x="2.54cm" svg:y="6.033cm">
          <text:p text:style-name="P5"/>
        </draw:rect>
        <draw:rect draw:style-name="gr5" draw:text-style-name="P12" draw:layer="layout" svg:width="4.127cm" svg:height="0.634cm" svg:x="2.858cm" svg:y="6.351cm">
          <text:p text:style-name="P11"><text:span text:style-name="T6">MIRROR TID</text:span></text:p>
        </draw:rect>
        <draw:rect draw:style-name="gr5" draw:text-style-name="P12" draw:layer="layout" svg:width="0.952cm" svg:height="0.634cm" svg:x="2.858cm" svg:y="7.303cm">
          <text:p text:style-name="P11"><text:span text:style-name="T6">M</text:span></text:p>
        </draw:rect>
        <draw:rect draw:style-name="gr5" draw:text-style-name="P12" draw:layer="layout" svg:width="0.952cm" svg:height="0.634cm" svg:x="3.811cm" svg:y="7.303cm">
          <text:p text:style-name="P11"><text:span text:style-name="T6">M</text:span></text:p>
        </draw:rect>
        <draw:rect draw:style-name="gr5" draw:text-style-name="P12" draw:layer="layout" svg:width="0.952cm" svg:height="0.634cm" svg:x="6.033cm" svg:y="7.303cm">
          <text:p text:style-name="P11"><text:span text:style-name="T6">M</text:span></text:p>
        </draw:rect>
        <draw:rect draw:style-name="gr36" draw:text-style-name="P12" draw:layer="layout" svg:width="1.27cm" svg:height="0.634cm" svg:x="4.763cm" svg:y="7.304cm">
          <text:p text:style-name="P11"><text:span text:style-name="T6">...</text:span></text:p>
        </draw:rect>
        <draw:rect draw:style-name="gr11" draw:text-style-name="P13" draw:layer="layout" svg:width="4.763cm" svg:height="2.223cm" svg:x="7.62cm" svg:y="6.033cm">
          <text:p text:style-name="P5"/>
        </draw:rect>
        <draw:rect draw:style-name="gr5" draw:text-style-name="P12" draw:layer="layout" svg:width="4.127cm" svg:height="0.634cm" svg:x="7.938cm" svg:y="6.351cm">
          <text:p text:style-name="P11"><text:span text:style-name="T6">MIRROR TID</text:span></text:p>
        </draw:rect>
        <draw:rect draw:style-name="gr5" draw:text-style-name="P12" draw:layer="layout" svg:width="0.952cm" svg:height="0.634cm" svg:x="7.938cm" svg:y="7.303cm">
          <text:p text:style-name="P11"><text:span text:style-name="T6">M</text:span></text:p>
        </draw:rect>
        <draw:rect draw:style-name="gr5" draw:text-style-name="P12" draw:layer="layout" svg:width="0.952cm" svg:height="0.634cm" svg:x="8.89cm" svg:y="7.302cm">
          <text:p text:style-name="P11"><text:span text:style-name="T6">M</text:span></text:p>
        </draw:rect>
        <draw:rect draw:style-name="gr5" draw:text-style-name="P12" draw:layer="layout" svg:width="0.952cm" svg:height="0.634cm" svg:x="11.113cm" svg:y="7.303cm">
          <text:p text:style-name="P11"><text:span text:style-name="T6">M</text:span></text:p>
        </draw:rect>
        <draw:rect draw:style-name="gr36" draw:text-style-name="P12" draw:layer="layout" svg:width="1.27cm" svg:height="0.634cm" svg:x="9.843cm" svg:y="7.304cm">
          <text:p text:style-name="P11"><text:span text:style-name="T6">...</text:span></text:p>
        </draw:rect>
        <draw:rect draw:style-name="gr11" draw:text-style-name="P13" draw:layer="layout" svg:width="4.763cm" svg:height="2.223cm" svg:x="16.192cm" svg:y="6.032cm">
          <text:p text:style-name="P5"/>
        </draw:rect>
        <draw:rect draw:style-name="gr5" draw:text-style-name="P12" draw:layer="layout" svg:width="4.127cm" svg:height="0.634cm" svg:x="16.51cm" svg:y="6.35cm">
          <text:p text:style-name="P11"><text:span text:style-name="T6">MIRROR TID</text:span></text:p>
        </draw:rect>
        <draw:rect draw:style-name="gr5" draw:text-style-name="P12" draw:layer="layout" svg:width="0.952cm" svg:height="0.634cm" svg:x="16.51cm" svg:y="7.302cm">
          <text:p text:style-name="P11"><text:span text:style-name="T6">M</text:span></text:p>
        </draw:rect>
        <draw:rect draw:style-name="gr5" draw:text-style-name="P12" draw:layer="layout" svg:width="0.952cm" svg:height="0.634cm" svg:x="17.463cm" svg:y="7.302cm">
          <text:p text:style-name="P11"><text:span text:style-name="T6">M</text:span></text:p>
        </draw:rect>
        <draw:rect draw:style-name="gr5" draw:text-style-name="P12" draw:layer="layout" svg:width="0.952cm" svg:height="0.634cm" svg:x="19.685cm" svg:y="7.302cm">
          <text:p text:style-name="P11"><text:span text:style-name="T6">M</text:span></text:p>
        </draw:rect>
        <draw:rect draw:style-name="gr36" draw:text-style-name="P12" draw:layer="layout" svg:width="1.27cm" svg:height="0.634cm" svg:x="18.415cm" svg:y="7.303cm">
          <text:p text:style-name="P11"><text:span text:style-name="T6">...</text:span></text:p>
        </draw:rect>
        <draw:rect draw:style-name="gr11" draw:text-style-name="P13" draw:layer="layout" svg:width="4.763cm" svg:height="2.223cm" svg:x="5.079cm" svg:y="9.524cm">
          <text:p text:style-name="P5"/>
        </draw:rect>
        <draw:rect draw:style-name="gr5" draw:text-style-name="P12" draw:layer="layout" svg:width="4.127cm" svg:height="0.634cm" svg:x="5.397cm" svg:y="9.842cm">
          <text:p text:style-name="P11"><text:span text:style-name="T6">MIRROR TID</text:span></text:p>
        </draw:rect>
        <draw:rect draw:style-name="gr5" draw:text-style-name="P12" draw:layer="layout" svg:width="0.952cm" svg:height="0.634cm" svg:x="5.398cm" svg:y="10.794cm">
          <text:p text:style-name="P11"><text:span text:style-name="T6">L</text:span></text:p>
        </draw:rect>
        <draw:rect draw:style-name="gr5" draw:text-style-name="P12" draw:layer="layout" svg:width="0.952cm" svg:height="0.634cm" svg:x="6.35cm" svg:y="10.794cm">
          <text:p text:style-name="P11"><text:span text:style-name="T6">L</text:span></text:p>
        </draw:rect>
        <draw:rect draw:style-name="gr5" draw:text-style-name="P12" draw:layer="layout" svg:width="0.952cm" svg:height="0.634cm" svg:x="8.572cm" svg:y="10.794cm">
          <text:p text:style-name="P11"><text:span text:style-name="T6">L</text:span></text:p>
        </draw:rect>
        <draw:rect draw:style-name="gr36" draw:text-style-name="P12" draw:layer="layout" svg:width="1.27cm" svg:height="0.634cm" svg:x="7.302cm" svg:y="10.795cm">
          <text:p text:style-name="P11"><text:span text:style-name="T6">...</text:span></text:p>
        </draw:rect>
        <draw:rect draw:style-name="gr11" draw:text-style-name="P13" draw:layer="layout" svg:width="4.763cm" svg:height="2.223cm" svg:x="10.159cm" svg:y="9.524cm">
          <text:p text:style-name="P5"/>
        </draw:rect>
        <draw:rect draw:style-name="gr5" draw:text-style-name="P12" draw:layer="layout" svg:width="4.127cm" svg:height="0.634cm" svg:x="10.477cm" svg:y="9.842cm">
          <text:p text:style-name="P11"><text:span text:style-name="T6">MIRROR TID</text:span></text:p>
        </draw:rect>
        <draw:rect draw:style-name="gr5" draw:text-style-name="P12" draw:layer="layout" svg:width="0.952cm" svg:height="0.634cm" svg:x="10.477cm" svg:y="10.794cm">
          <text:p text:style-name="P11"><text:span text:style-name="T6">L</text:span></text:p>
        </draw:rect>
        <draw:rect draw:style-name="gr5" draw:text-style-name="P12" draw:layer="layout" svg:width="0.952cm" svg:height="0.634cm" svg:x="11.43cm" svg:y="10.795cm">
          <text:p text:style-name="P11"><text:span text:style-name="T6">L</text:span></text:p>
        </draw:rect>
        <draw:rect draw:style-name="gr5" draw:text-style-name="P12" draw:layer="layout" svg:width="0.952cm" svg:height="0.634cm" svg:x="13.652cm" svg:y="10.794cm">
          <text:p text:style-name="P11"><text:span text:style-name="T6">L</text:span></text:p>
        </draw:rect>
        <draw:rect draw:style-name="gr36" draw:text-style-name="P12" draw:layer="layout" svg:width="1.27cm" svg:height="0.634cm" svg:x="12.382cm" svg:y="10.795cm">
          <text:p text:style-name="P11"><text:span text:style-name="T6">...</text:span></text:p>
        </draw:rect>
        <draw:line draw:style-name="gr37" draw:text-style-name="P8" draw:layer="layout" svg:x1="4.762cm" svg:y1="6.033cm" svg:x2="10.477cm" svg:y2="4.445cm">
          <text:p text:style-name="P5"/>
        </draw:line>
        <draw:line draw:style-name="gr37" draw:text-style-name="P8" draw:layer="layout" svg:x1="9.842cm" svg:y1="6.033cm" svg:x2="11.43cm" svg:y2="4.445cm">
          <text:p text:style-name="P5"/>
        </draw:line>
        <draw:line draw:style-name="gr37" draw:text-style-name="P8" draw:layer="layout" svg:x1="18.732cm" svg:y1="6.033cm" svg:x2="13.97cm" svg:y2="4.445cm">
          <text:p text:style-name="P5"/>
        </draw:line>
        <draw:line draw:style-name="gr37" draw:text-style-name="P8" draw:layer="layout" svg:x1="12.382cm" svg:y1="9.525cm" svg:x2="9.525cm" svg:y2="7.937cm">
          <text:p text:style-name="P5"/>
        </draw:line>
        <draw:line draw:style-name="gr37" draw:text-style-name="P8" draw:layer="layout" svg:x1="7.302cm" svg:y1="9.525cm" svg:x2="8.255cm" svg:y2="7.937cm">
          <text:p text:style-name="P5"/>
        </draw:line>
        <draw:rect draw:style-name="gr11" draw:text-style-name="P13" draw:layer="layout" svg:width="5.397cm" svg:height="3.81cm" svg:x="7.303cm" svg:y="12.7cm">
          <text:p text:style-name="P5"/>
        </draw:rect>
        <draw:rect draw:style-name="gr5" draw:text-style-name="P12" draw:layer="layout" svg:width="4.762cm" svg:height="1.27cm" svg:x="7.62cm" svg:y="13.018cm">
          <text:p text:style-name="P11"><text:span text:style-name="T6">BASE</text:span></text:p>
        </draw:rect>
        <draw:rect draw:style-name="gr5" draw:text-style-name="P12" draw:layer="layout" svg:width="4.761cm" svg:height="0.634cm" svg:x="7.621cm" svg:y="14.288cm">
          <text:p text:style-name="P11"><text:span text:style-name="T6">DATA ZOFF</text:span></text:p>
        </draw:rect>
        <draw:rect draw:style-name="gr5" draw:text-style-name="P12" draw:layer="layout" svg:width="4.761cm" svg:height="0.634cm" svg:x="7.621cm" svg:y="14.923cm">
          <text:p text:style-name="P11"><text:span text:style-name="T6">DATA LEN</text:span></text:p>
        </draw:rect>
        <draw:rect draw:style-name="gr5" draw:text-style-name="P12" draw:layer="layout" svg:width="4.761cm" svg:height="0.635cm" svg:x="7.622cm" svg:y="15.558cm">
          <text:p text:style-name="P11"><text:span text:style-name="T6">DATA CRC</text:span></text:p>
        </draw:rect>
        <draw:rect draw:style-name="gr5" draw:text-style-name="P12" draw:layer="layout" svg:width="5.08cm" svg:height="5.08cm" svg:x="15.557cm" svg:y="12.065cm">
          <text:p text:style-name="P11"><text:span text:style-name="T6">16:PFS ID</text:span></text:p>
          <text:p text:style-name="P11"><text:span text:style-name="T6">16:LOCALIZATION</text:span></text:p>
          <text:p text:style-name="P11"><text:span text:style-name="T6">64:OBJ_ID</text:span></text:p>
          <text:p text:style-name="P11"><text:span text:style-name="T6">64:KEY</text:span></text:p>
          <text:p text:style-name="P11"><text:span text:style-name="T6">64:CREATE_TID</text:span></text:p>
          <text:p text:style-name="P11"><text:span text:style-name="T6">[64:DELETE_TID]</text:span></text:p>
          <text:p text:style-name="P11"><text:span text:style-name="T6">16:REC_TYPE</text:span></text:p>
          <text:p text:style-name="P11"><text:span text:style-name="T6">08:OBJ_TYPE</text:span></text:p>
          <text:p text:style-name="P11"><text:span text:style-name="T6">08:BTYPE ('L', 'I', 'R') </text:span></text:p>
        </draw:rect>
        <draw:line draw:style-name="gr6" draw:text-style-name="P8" draw:layer="layout" svg:x1="12.382cm" svg:y1="13.017cm" svg:x2="15.557cm" svg:y2="12.065cm">
          <text:p text:style-name="P5"/>
        </draw:line>
        <draw:line draw:style-name="gr6" draw:text-style-name="P8" draw:layer="layout" svg:x1="12.382cm" svg:y1="14.287cm" svg:x2="15.557cm" svg:y2="17.145cm">
          <text:p text:style-name="P5"/>
        </draw:line>
        <draw:frame draw:style-name="gr14" draw:text-style-name="P14" draw:layer="layout" svg:width="4.908cm" svg:height="0.784cm" svg:x="7.62cm" svg:y="16.53cm">
          <draw:text-box>
            <text:p text:style-name="P5"><text:span text:style-name="T7">Leaf Element</text:span></text:p>
          </draw:text-box>
        </draw:frame>
        <draw:frame draw:style-name="gr38" draw:text-style-name="P14" draw:layer="layout" svg:width="3.492cm" svg:height="0.784cm" svg:x="15.24cm" svg:y="10.011cm">
          <draw:text-box>
            <text:p text:style-name="P5"><text:span text:style-name="T7">Leaf nodes</text:span></text:p>
          </draw:text-box>
        </draw:frame>
        <draw:line draw:style-name="gr6" draw:text-style-name="P8" draw:layer="layout" svg:x1="8.572cm" svg:y1="11.43cm" svg:x2="7.302cm" svg:y2="12.7cm">
          <text:p text:style-name="P5"/>
        </draw:line>
        <draw:line draw:style-name="gr6" draw:text-style-name="P8" draw:layer="layout" svg:x1="9.525cm" svg:y1="11.43cm" svg:x2="12.7cm" svg:y2="12.7cm">
          <text:p text:style-name="P5"/>
        </draw:line>
        <draw:line draw:style-name="gr39" draw:text-style-name="P8" draw:layer="layout" svg:x1="1.587cm" svg:y1="13.97cm" svg:x2="1.587cm" svg:y2="2.54cm">
          <text:p text:style-name="P5"/>
        </draw:line>
        <draw:line draw:style-name="gr39" draw:text-style-name="P8" draw:layer="layout" svg:x1="21.907cm" svg:y1="2.54cm" svg:x2="21.907cm" svg:y2="13.97cm">
          <text:p text:style-name="P5"/>
        </draw:line>
        <draw:frame draw:style-name="gr40" draw:text-style-name="P18" draw:layer="layout" svg:width="4.853cm" svg:height="0.784cm" svg:x="1.814cm" svg:y="2.54cm">
          <draw:text-box>
            <text:p text:style-name="P5"><text:span text:style-name="T8">MIRROR SCAN</text:span></text:p>
          </draw:text-box>
        </draw:frame>
        <draw:frame draw:style-name="gr41" draw:text-style-name="P18" draw:layer="layout" svg:width="2.796cm" svg:height="0.784cm" svg:x="18.732cm" svg:y="2.708cm">
          <draw:text-box>
            <text:p text:style-name="P5"><text:span text:style-name="T8">UPDATE</text:span></text:p>
          </draw:text-box>
        </draw:frame>
      </draw:page>
      <draw:page draw:name="page14" draw:style-name="dp1" draw:master-page-name="Default">
        <draw:frame draw:style-name="gr3" draw:text-style-name="P2" draw:layer="layout" svg:width="19.746cm" svg:height="1.017cm" svg:x="2.479cm" svg:y="0.89cm">
          <draw:text-box>
            <text:p text:style-name="P5"><text:span text:style-name="T1">HAMMER Mirroring Streams</text:span></text:p>
          </draw:text-box>
        </draw:frame>
        <draw:rect draw:style-name="gr27" draw:text-style-name="P7" draw:layer="layout" svg:width="3.175cm" svg:height="1.27cm" svg:x="1.587cm" svg:y="2.857cm">
          <text:p text:style-name="P5"><text:span text:style-name="T4">MIRROR</text:span></text:p>
          <text:p text:style-name="P5"><text:span text:style-name="T4">SOURCE</text:span></text:p>
        </draw:rect>
        <draw:rect draw:style-name="gr5" draw:text-style-name="P12" draw:layer="layout" svg:width="1.903cm" svg:height="0.634cm" svg:x="2.224cm" svg:y="4.446cm">
          <text:p text:style-name="P11"><text:span text:style-name="T6">REC</text:span></text:p>
        </draw:rect>
        <draw:rect draw:style-name="gr5" draw:text-style-name="P12" draw:layer="layout" svg:width="1.903cm" svg:height="0.634cm" svg:x="2.222cm" svg:y="5.081cm">
          <text:p text:style-name="P11"><text:span text:style-name="T6">REC</text:span></text:p>
        </draw:rect>
        <draw:rect draw:style-name="gr5" draw:text-style-name="P12" draw:layer="layout" svg:width="1.903cm" svg:height="0.634cm" svg:x="2.224cm" svg:y="5.716cm">
          <text:p text:style-name="P11"><text:span text:style-name="T6">REC</text:span></text:p>
        </draw:rect>
        <draw:rect draw:style-name="gr5" draw:text-style-name="P12" draw:layer="layout" svg:width="1.903cm" svg:height="0.634cm" svg:x="2.222cm" svg:y="6.351cm">
          <text:p text:style-name="P11"><text:span text:style-name="T6">SKIP</text:span></text:p>
        </draw:rect>
        <draw:rect draw:style-name="gr5" draw:text-style-name="P12" draw:layer="layout" svg:width="1.903cm" svg:height="0.634cm" svg:x="2.222cm" svg:y="6.985cm">
          <text:p text:style-name="P11"><text:span text:style-name="T6">REC</text:span></text:p>
        </draw:rect>
        <draw:rect draw:style-name="gr5" draw:text-style-name="P12" draw:layer="layout" svg:width="1.903cm" svg:height="0.634cm" svg:x="2.224cm" svg:y="7.62cm">
          <text:p text:style-name="P11"><text:span text:style-name="T6">PASS</text:span></text:p>
        </draw:rect>
        <draw:rect draw:style-name="gr5" draw:text-style-name="P12" draw:layer="layout" svg:width="1.903cm" svg:height="0.634cm" svg:x="2.224cm" svg:y="8.255cm">
          <text:p text:style-name="P11"><text:span text:style-name="T6">REC</text:span></text:p>
        </draw:rect>
        <draw:rect draw:style-name="gr27" draw:text-style-name="P7" draw:layer="layout" svg:width="3.175cm" svg:height="1.27cm" svg:x="12.382cm" svg:y="2.857cm">
          <text:p text:style-name="P5"><text:span text:style-name="T4">MIRROR</text:span></text:p>
          <text:p text:style-name="P5"><text:span text:style-name="T4">TARGET</text:span></text:p>
        </draw:rect>
        <draw:frame draw:style-name="gr40" draw:text-style-name="P18" draw:layer="layout" svg:width="6.018cm" svg:height="0.784cm" svg:x="5.455cm" svg:y="6.35cm">
          <draw:text-box>
            <text:p text:style-name="P5"><text:span text:style-name="T8">Controls Target Scan</text:span></text:p>
          </draw:text-box>
        </draw:frame>
        <draw:line draw:style-name="gr39" draw:text-style-name="P8" draw:layer="layout" svg:x1="7.937cm" svg:y1="10.795cm" svg:x2="3.175cm" svg:y2="8.89cm">
          <text:p text:style-name="P5"/>
        </draw:line>
        <draw:line draw:style-name="gr39" draw:text-style-name="P8" draw:layer="layout" svg:x1="12.7cm" svg:y1="6.032cm" svg:x2="4.763cm" svg:y2="6.032cm">
          <text:p text:style-name="P5"/>
        </draw:line>
        <draw:rect draw:style-name="gr27" draw:text-style-name="P7" draw:layer="layout" svg:width="3.175cm" svg:height="1.27cm" svg:x="6.985cm" svg:y="10.795cm">
          <text:p text:style-name="P5"><text:span text:style-name="T4">MERGE</text:span></text:p>
        </draw:rect>
        <draw:line draw:style-name="gr39" draw:text-style-name="P8" draw:layer="layout" svg:x1="9.207cm" svg:y1="10.795cm" svg:x2="13.97cm" svg:y2="8.89cm">
          <text:p text:style-name="P5"/>
        </draw:line>
        <draw:rect draw:style-name="gr5" draw:text-style-name="P12" draw:layer="layout" svg:width="1.903cm" svg:height="0.634cm" svg:x="13.019cm" svg:y="4.446cm">
          <text:p text:style-name="P11"><text:span text:style-name="T6">REC</text:span></text:p>
        </draw:rect>
        <draw:rect draw:style-name="gr5" draw:text-style-name="P12" draw:layer="layout" svg:width="1.903cm" svg:height="0.634cm" svg:x="13.019cm" svg:y="5.081cm">
          <text:p text:style-name="P11"><text:span text:style-name="T6">REC</text:span></text:p>
        </draw:rect>
        <draw:rect draw:style-name="gr5" draw:text-style-name="P12" draw:layer="layout" svg:width="1.903cm" svg:height="0.634cm" svg:x="13.019cm" svg:y="5.715cm">
          <text:p text:style-name="P11"><text:span text:style-name="T6">REC</text:span></text:p>
        </draw:rect>
        <draw:rect draw:style-name="gr5" draw:text-style-name="P12" draw:layer="layout" svg:width="1.903cm" svg:height="0.634cm" svg:x="13.019cm" svg:y="6.35cm">
          <text:p text:style-name="P11"><text:span text:style-name="T6">REC</text:span></text:p>
        </draw:rect>
        <draw:rect draw:style-name="gr5" draw:text-style-name="P12" draw:layer="layout" svg:width="1.903cm" svg:height="0.634cm" svg:x="13.019cm" svg:y="6.986cm">
          <text:p text:style-name="P11"><text:span text:style-name="T6">REC</text:span></text:p>
        </draw:rect>
        <draw:rect draw:style-name="gr5" draw:text-style-name="P12" draw:layer="layout" svg:width="1.903cm" svg:height="0.634cm" svg:x="13.019cm" svg:y="7.621cm">
          <text:p text:style-name="P11"><text:span text:style-name="T6">REC</text:span></text:p>
        </draw:rect>
        <draw:rect draw:style-name="gr5" draw:text-style-name="P12" draw:layer="layout" svg:width="1.903cm" svg:height="0.634cm" svg:x="13.019cm" svg:y="8.255cm">
          <text:p text:style-name="P11"><text:span text:style-name="T6">REC</text:span></text:p>
        </draw:rect>
        <draw:line draw:style-name="gr39" draw:text-style-name="P8" draw:layer="layout" svg:x1="8.572cm" svg:y1="13.97cm" svg:x2="8.572cm" svg:y2="12.065cm">
          <text:p text:style-name="P5"/>
        </draw:line>
        <draw:rect draw:style-name="gr5" draw:text-style-name="P12" draw:layer="layout" svg:width="1.903cm" svg:height="0.634cm" svg:x="7.62cm" svg:y="13.97cm">
          <text:p text:style-name="P11"><text:span text:style-name="T6">REC</text:span></text:p>
        </draw:rect>
        <draw:rect draw:style-name="gr5" draw:text-style-name="P12" draw:layer="layout" svg:width="1.903cm" svg:height="0.634cm" svg:x="7.62cm" svg:y="14.606cm">
          <text:p text:style-name="P11"><text:span text:style-name="T6">REC</text:span></text:p>
        </draw:rect>
        <draw:rect draw:style-name="gr5" draw:text-style-name="P12" draw:layer="layout" svg:width="1.903cm" svg:height="0.634cm" svg:x="7.622cm" svg:y="15.241cm">
          <text:p text:style-name="P11"><text:span text:style-name="T6">REC</text:span></text:p>
        </draw:rect>
        <draw:frame draw:style-name="gr40" draw:text-style-name="P18" draw:layer="layout" svg:width="4.701cm" svg:height="0.784cm" svg:x="2.601cm" svg:y="14.605cm">
          <draw:text-box>
            <text:p text:style-name="P5"><text:span text:style-name="T8">Insertion Stream</text:span></text:p>
          </draw:text-box>
        </draw:frame>
        <draw:frame draw:style-name="gr32" draw:text-style-name="P9" draw:layer="layout" svg:width="13.04cm" svg:height="4.699cm" svg:x="10.477cm" svg:y="11.112cm">
          <draw:text-box>
            <text:list text:style-name="L1">
              <text:list-item>
                <text:p text:style-name="P3"><text:span text:style-name="T5">Target supplies starting TID to source.</text:span></text:p>
              </text:list-item>
            </text:list>
            <text:list text:style-name="L1">
              <text:list-item>
                <text:p text:style-name="P3"><text:span text:style-name="T5">Source scan based on MIRROR_TID.</text:span></text:p>
              </text:list-item>
            </text:list>
            <text:list text:style-name="L1">
              <text:list-item>
                <text:p text:style-name="P3"><text:span text:style-name="T5">Target scan based on mirroring stream</text:span><text:span text:style-name="T5"><text:line-break/></text:span><text:span text:style-name="T5"> <text:s/>from source.</text:span></text:p>
              </text:list-item>
            </text:list>
            <text:list text:style-name="L1">
              <text:list-item>
                <text:p text:style-name="P3"><text:span text:style-name="T5">Mirror target only inserts records, no deletes.</text:span></text:p>
              </text:list-item>
            </text:list>
            <text:list text:style-name="L1">
              <text:list-item>
                <text:p text:style-name="P3"><text:span text:style-name="T5">Mirror target can manage its own snapshots.</text:span></text:p>
              </text:list-item>
            </text:list>
          </draw:text-box>
        </draw:frame>
      </draw:page>
      <draw:page draw:name="page15" draw:style-name="dp1" draw:master-page-name="Default">
        <draw:frame draw:style-name="gr3" draw:text-style-name="P2" draw:layer="layout" svg:width="19.746cm" svg:height="1.017cm" svg:x="2.479cm" svg:y="0.891cm">
          <draw:text-box>
            <text:p text:style-name="P5"><text:span text:style-name="T1">HAMMER – Ongoing work</text:span></text:p>
          </draw:text-box>
        </draw:frame>
        <draw:frame draw:style-name="gr2" draw:text-style-name="P4" draw:layer="layout" svg:width="21.572cm" svg:height="11.746cm" svg:x="1.27cm" svg:y="2.857cm">
          <draw:text-box>
            <text:list text:style-name="L1">
              <text:list-item>
                <text:p text:style-name="P3"><text:span text:style-name="T2">Add catastrophic recovery scan (2.2).</text:span></text:p>
              </text:list-item>
            </text:list>
            <text:list text:style-name="L1">
              <text:list-item>
                <text:p text:style-name="P3"><text:span text:style-name="T2">Better localization for allocations, and more intelligent reblocking.</text:span></text:p>
              </text:list-item>
            </text:list>
            <text:list text:style-name="L1">
              <text:list-item>
                <text:p text:style-name="P3"><text:span text:style-name="T2">Possible expansion of B-Tree from 63-way to 255-way.</text:span></text:p>
              </text:list-item>
            </text:list>
            <text:list text:style-name="L1">
              <text:list-item>
                <text:p text:style-name="P3"><text:span text:style-name="T2">Adjust directory hash from straight crc to semi-ordered + crc (2.2).</text:span></text:p>
              </text:list-item>
            </text:list>
            <text:list text:style-name="L1">
              <text:list-item>
                <text:p text:style-name="P3"><text:span text:style-name="T2">Implement forward log for short lseek+write+fsync sequences.</text:span></text:p>
              </text:list-item>
            </text:list>
            <text:list text:style-name="L1">
              <text:list-item>
                <text:p text:style-name="P3"><text:span text:style-name="T2">Serialize UNDO buffers to avoid volume header update.</text:span></text:p>
              </text:list-item>
            </text:list>
            <text:list text:style-name="L1">
              <text:list-item>
                <text:p text:style-name="P3"><text:span text:style-name="T2">Give each PFS its own B-Tree to improve integrity.</text:span></text:p>
              </text:list-item>
            </text:list>
            <text:list text:style-name="L1">
              <text:list-item>
                <text:p text:style-name="P3"><text:span text:style-name="T2">Dynamic data extents.</text:span></text:p>
              </text:list-item>
            </text:list>
            <text:list text:style-name="L1">
              <text:list-item>
                <text:p text:style-name="P3"><text:span text:style-name="T2">Support direct data overwrite for things like swap, memory files.</text:span></text:p>
              </text:list-item>
            </text:list>
            <text:list text:style-name="L1">
              <text:list-item>
                <text:p text:style-name="P3"><text:span text:style-name="T2">Ability to add, remove, expand, and contract volumes while live.</text:span></text:p>
              </text:list-item>
            </text:list>
            <text:list text:style-name="L1">
              <text:list-item>
                <text:p text:style-name="P3"><text:span text:style-name="T2">Shared data references (efficient cp, tree duplication, etc).</text:span></text:p>
              </text:list-item>
            </text:list>
            <text:list text:style-name="L1">
              <text:list-item>
                <text:p text:style-name="P3"><text:span text:style-name="T2">Support recursive CRC on B-Tree when filesystem integrity</text:span><text:span text:style-name="T2"><text:line-break/></text:span><text:span text:style-name="T2"> <text:s/>is paramount. <text:s/>Expansion of MIRROR_TID algorithm.</text:span></text:p>
              </text:list-item>
            </text:list>
            <text:list text:style-name="L1">
              <text:list-item>
                <text:p text:style-name="P3"><text:span text:style-name="T2">Ultimate Goal for DragonFly – network-clustered / multi-master</text:span><text:span text:style-name="T2"><text:line-break/></text:span><text:span text:style-name="T2"> <text:s/>replication.</text:span></text:p>
              </text:list-item>
            </text:list>
          </draw:text-box>
        </draw:frame>
      </draw:page>
      <draw:page draw:name="page16" draw:style-name="dp1" draw:master-page-name="Default">
        <draw:custom-shape draw:style-name="gr42" draw:text-style-name="P8" draw:layer="layout" svg:width="1.905cm" svg:height="1.905cm" svg:x="11.113cm" svg:y="2.222cm">
          <text:p text:style-name="P1">M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9" draw:layer="layout" svg:width="19.746cm" svg:height="1.017cm" svg:x="2.479cm" svg:y="0.889cm">
          <draw:text-box>
            <text:p text:style-name="P5"><text:span text:style-name="T10">Quorum Protocol Basics</text:span></text:p>
          </draw:text-box>
        </draw:frame>
        <draw:custom-shape draw:style-name="gr42" draw:text-style-name="P8" draw:layer="layout" svg:width="1.906cm" svg:height="1.905cm" svg:x="8.255cm" svg:y="4.127cm">
          <text:p text:style-name="P1">M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2" draw:text-style-name="P8" draw:layer="layout" svg:width="1.906cm" svg:height="1.905cm" svg:x="9.525cm" svg:y="7.302cm">
          <text:p text:style-name="P1">M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2" draw:text-style-name="P8" draw:layer="layout" svg:width="1.905cm" svg:height="1.905cm" svg:x="13.018cm" svg:y="7.302cm">
          <text:p text:style-name="P1">M4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2" draw:text-style-name="P8" draw:layer="layout" svg:width="1.906cm" svg:height="1.905cm" svg:x="13.97cm" svg:y="4.127cm">
          <text:p text:style-name="P1">M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3" draw:text-style-name="P8" draw:layer="layout" svg:width="1.587cm" svg:height="1.587cm" svg:x="16.828cm" svg:y="6.032cm">
          <text:p text:style-name="P1">S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3" draw:text-style-name="P8" draw:layer="layout" svg:width="1.587cm" svg:height="1.587cm" svg:x="5.398cm" svg:y="2.857cm">
          <text:p text:style-name="P1">S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44" draw:layer="layout" svg:x1="10.16cm" svg:y1="7.302cm" svg:x2="9.525cm" svg:y2="6.032cm">
          <text:p text:style-name="P5"/>
        </draw:line>
        <draw:line draw:style-name="gr44" draw:layer="layout" svg:x1="13.018cm" svg:y1="8.254cm" svg:x2="11.43cm" svg:y2="8.254cm">
          <text:p text:style-name="P5"/>
        </draw:line>
        <draw:line draw:style-name="gr44" draw:layer="layout" svg:x1="14.288cm" svg:y1="7.302cm" svg:x2="14.923cm" svg:y2="6.032cm">
          <text:p text:style-name="P5"/>
        </draw:line>
        <draw:line draw:style-name="gr44" draw:layer="layout" svg:x1="11.113cm" svg:y1="3.492cm" svg:x2="9.843cm" svg:y2="4.444cm">
          <text:p text:style-name="P5"/>
        </draw:line>
        <draw:line draw:style-name="gr44" draw:layer="layout" svg:x1="14.288cm" svg:y1="4.444cm" svg:x2="13.018cm" svg:y2="3.492cm">
          <text:p text:style-name="P5"/>
        </draw:line>
        <draw:line draw:style-name="gr44" draw:layer="layout" svg:x1="10.478cm" svg:y1="7.302cm" svg:x2="11.748cm" svg:y2="4.127cm">
          <text:p text:style-name="P5"/>
        </draw:line>
        <draw:line draw:style-name="gr44" draw:layer="layout" svg:x1="11.113cm" svg:y1="7.619cm" svg:x2="14.288cm" svg:y2="5.714cm">
          <text:p text:style-name="P5"/>
        </draw:line>
        <draw:line draw:style-name="gr44" draw:layer="layout" svg:x1="13.97cm" svg:y1="5.079cm" svg:x2="10.16cm" svg:y2="5.079cm">
          <text:p text:style-name="P5"/>
        </draw:line>
        <draw:line draw:style-name="gr44" draw:layer="layout" svg:x1="13.335cm" svg:y1="7.619cm" svg:x2="9.843cm" svg:y2="5.714cm">
          <text:p text:style-name="P5"/>
        </draw:line>
        <draw:line draw:style-name="gr44" draw:layer="layout" svg:x1="13.653cm" svg:y1="7.302cm" svg:x2="12.383cm" svg:y2="4.127cm">
          <text:p text:style-name="P5"/>
        </draw:line>
        <draw:line draw:style-name="gr44" draw:layer="layout" svg:x1="6.985cm" svg:y1="4.127cm" svg:x2="8.255cm" svg:y2="4.762cm">
          <text:p text:style-name="P5"/>
        </draw:line>
        <draw:line draw:style-name="gr44" draw:layer="layout" svg:x1="17.145cm" svg:y1="6.349cm" svg:x2="15.875cm" svg:y2="5.397cm">
          <text:p text:style-name="P5"/>
        </draw:line>
        <draw:frame draw:style-name="gr45" draw:text-style-name="P4" draw:layer="layout" svg:width="19.059cm" svg:height="7.831cm" svg:x="0.952cm" svg:y="9.462cm">
          <draw:text-box>
            <text:list text:style-name="L1">
              <text:list-item>
                <text:p text:style-name="P3"><text:span text:style-name="T2">Quorum is any 3 out of 5 masters in example.</text:span></text:p>
              </text:list-item>
            </text:list>
            <text:list text:style-name="L1">
              <text:list-item>
                <text:p text:style-name="P3"><text:span text:style-name="T2">Once you have a quorum you can ignore any others.</text:span></text:p>
              </text:list-item>
            </text:list>
            <text:list text:style-name="L1">
              <text:list-item>
                <text:p text:style-name="P3"><text:span text:style-name="T2">Robust: <text:s/>Can query all 5 and take first three responders.</text:span></text:p>
              </text:list-item>
            </text:list>
            <text:list text:style-name="L1">
              <text:list-item>
                <text:p text:style-name="P3"><text:span text:style-name="T2">Can be used for transaction and locking protocols.</text:span></text:p>
              </text:list-item>
            </text:list>
            <text:list text:style-name="L1">
              <text:list-item>
                <text:p text:style-name="P3"><text:span text:style-name="T2">Modifications need only be made to 3 masters.</text:span></text:p>
              </text:list-item>
            </text:list>
            <text:list text:style-name="L1">
              <text:list-item>
                <text:p text:style-name="P3"><text:span text:style-name="T2">Multi-master replication to synchronize all nodes.</text:span></text:p>
              </text:list-item>
            </text:list>
            <text:list text:style-name="L1">
              <text:list-item>
                <text:p text:style-name="P3"><text:span text:style-name="T2">Bulk data can be tagged, quorum operations can agree</text:span><text:span text:style-name="T2"><text:line-break/></text:span><text:span text:style-name="T2"> <text:s/>on the tag, then the data can be retrieved from ANY</text:span><text:span text:style-name="T2"><text:line-break/></text:span><text:span text:style-name="T2"> <text:s/>single node containing that tag.</text:span></text:p>
              </text:list-item>
            </text:list>
            <text:list text:style-name="L1">
              <text:list-item>
                <text:p text:style-name="P3"><text:span text:style-name="T2">Robust: Can retrieve from multiple nodes and take first responder.</text:span></text:p>
              </text:list-item>
            </text:list>
          </draw:text-box>
        </draw:frame>
      </draw:page>
      <draw:page draw:name="page17" draw:style-name="dp1" draw:master-page-name="Default">
        <draw:frame draw:style-name="gr3" draw:text-style-name="P19" draw:layer="layout" svg:width="19.746cm" svg:height="1.017cm" svg:x="2.479cm" svg:y="0.888cm">
          <draw:text-box>
            <text:p text:style-name="P5"><text:span text:style-name="T10">HAMMER's Final Goal</text:span></text:p>
          </draw:text-box>
        </draw:frame>
        <draw:rect draw:style-name="gr27" draw:text-style-name="P7" draw:layer="layout" svg:width="3.81cm" svg:height="2.54cm" svg:x="1.27cm" svg:y="2.541cm">
          <text:p text:style-name="P5"><text:span text:style-name="T4">FS OP (READ)</text:span></text:p>
        </draw:rect>
        <draw:rect draw:style-name="gr27" draw:text-style-name="P7" draw:layer="layout" svg:width="3.81cm" svg:height="2.54cm" svg:x="6.35cm" svg:y="2.541cm">
          <text:p text:style-name="P5"><text:span text:style-name="T4">CCMS</text:span></text:p>
        </draw:rect>
        <draw:line draw:style-name="gr46" draw:text-style-name="P8" draw:layer="layout" svg:x1="6.35cm" svg:y1="3.811cm" svg:x2="5.08cm" svg:y2="3.811cm">
          <text:p text:style-name="P5"/>
        </draw:line>
        <draw:rect draw:style-name="gr27" draw:text-style-name="P7" draw:layer="layout" svg:width="3.81cm" svg:height="2.54cm" svg:x="11.43cm" svg:y="2.541cm">
          <text:p text:style-name="P5"><text:span text:style-name="T4">QUORUM</text:span></text:p>
          <text:p text:style-name="P1"><text:span text:style-name="T4">ACQUIRE</text:span></text:p>
          <text:p text:style-name="P1"><text:span text:style-name="T4">TID</text:span></text:p>
        </draw:rect>
        <draw:rect draw:style-name="gr27" draw:text-style-name="P7" draw:layer="layout" svg:width="3.81cm" svg:height="2.541cm" svg:x="16.51cm" svg:y="2.54cm">
          <text:p text:style-name="P1"><text:span text:style-name="T4">GET BULK</text:span></text:p>
          <text:p text:style-name="P1"><text:span text:style-name="T4">DATA</text:span></text:p>
        </draw:rect>
        <draw:line draw:style-name="gr46" draw:text-style-name="P8" draw:layer="layout" svg:x1="11.43cm" svg:y1="3.811cm" svg:x2="10.16cm" svg:y2="3.811cm">
          <text:p text:style-name="P5"/>
        </draw:line>
        <draw:line draw:style-name="gr46" draw:text-style-name="P8" draw:layer="layout" svg:x1="16.51cm" svg:y1="3.811cm" svg:x2="15.24cm" svg:y2="3.811cm">
          <text:p text:style-name="P5"/>
        </draw:line>
        <draw:rect draw:style-name="gr27" draw:text-style-name="P7" draw:layer="layout" svg:width="3.81cm" svg:height="2.54cm" svg:x="1.27cm" svg:y="13.971cm">
          <text:p text:style-name="P5"><text:span text:style-name="T4">FS OP (WRITE)</text:span></text:p>
        </draw:rect>
        <draw:rect draw:style-name="gr27" draw:text-style-name="P7" draw:layer="layout" svg:width="3.81cm" svg:height="2.54cm" svg:x="6.35cm" svg:y="13.971cm">
          <text:p text:style-name="P5"><text:span text:style-name="T4">CCMS</text:span></text:p>
        </draw:rect>
        <draw:line draw:style-name="gr46" draw:text-style-name="P8" draw:layer="layout" svg:x1="6.35cm" svg:y1="15.241cm" svg:x2="5.08cm" svg:y2="15.241cm">
          <text:p text:style-name="P5"/>
        </draw:line>
        <draw:rect draw:style-name="gr27" draw:text-style-name="P7" draw:layer="layout" svg:width="3.81cm" svg:height="2.54cm" svg:x="11.43cm" svg:y="13.971cm">
          <text:p text:style-name="P5"><text:span text:style-name="T4">QUORUM</text:span></text:p>
          <text:p text:style-name="P1"><text:span text:style-name="T4">ACQUIRE</text:span></text:p>
          <text:p text:style-name="P1"><text:span text:style-name="T4">TID</text:span></text:p>
        </draw:rect>
        <draw:rect draw:style-name="gr27" draw:text-style-name="P7" draw:layer="layout" svg:width="3.81cm" svg:height="2.541cm" svg:x="16.51cm" svg:y="13.97cm">
          <text:p text:style-name="P1"><text:span text:style-name="T4">QUORUM</text:span></text:p>
          <text:p text:style-name="P1"><text:span text:style-name="T4">COMMIT</text:span></text:p>
        </draw:rect>
        <draw:line draw:style-name="gr46" draw:text-style-name="P8" draw:layer="layout" svg:x1="11.43cm" svg:y1="15.241cm" svg:x2="10.16cm" svg:y2="15.241cm">
          <text:p text:style-name="P5"/>
        </draw:line>
        <draw:line draw:style-name="gr46" draw:text-style-name="P8" draw:layer="layout" svg:x1="16.51cm" svg:y1="15.241cm" svg:x2="15.24cm" svg:y2="15.241cm">
          <text:p text:style-name="P5"/>
        </draw:line>
        <draw:custom-shape draw:style-name="gr47" draw:text-style-name="P8" draw:layer="layout" svg:width="7.302cm" svg:height="6.985cm" svg:x="1.27cm" svg:y="6.032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2" draw:text-style-name="P8" draw:layer="layout" svg:width="1.27cm" svg:height="1.27cm" svg:x="1.905cm" svg:y="9.207cm">
          <text:p text:style-name="P1">M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2" draw:text-style-name="P8" draw:layer="layout" svg:width="1.27cm" svg:height="1.27cm" svg:x="2.857cm" svg:y="11.112cm">
          <text:p text:style-name="P1">M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2" draw:text-style-name="P8" draw:layer="layout" svg:width="1.27cm" svg:height="1.27cm" svg:x="5.397cm" svg:y="11.112cm">
          <text:p text:style-name="P1">M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2" draw:text-style-name="P8" draw:layer="layout" svg:width="1.27cm" svg:height="1.27cm" svg:x="5.397cm" svg:y="8.89cm">
          <text:p text:style-name="P1">M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2" draw:text-style-name="P8" draw:layer="layout" svg:width="1.27cm" svg:height="1.27cm" svg:x="5.08cm" svg:y="7.302cm">
          <text:p text:style-name="P1">M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3" draw:text-style-name="P8" draw:layer="layout" svg:width="1.27cm" svg:height="1.27cm" svg:x="3.175cm" svg:y="7.937cm">
          <text:p text:style-name="P1">S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3" draw:text-style-name="P8" draw:layer="layout" svg:width="1.27cm" svg:height="1.27cm" svg:x="6.985cm" svg:y="8.255cm">
          <text:p text:style-name="P1">S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3" draw:text-style-name="P8" draw:layer="layout" svg:width="1.27cm" svg:height="1.27cm" svg:x="3.81cm" svg:y="6.35cm">
          <text:p text:style-name="P1">S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3" draw:text-style-name="P8" draw:layer="layout" svg:width="1.27cm" svg:height="1.27cm" svg:x="3.81cm" svg:y="9.525cm">
          <text:p text:style-name="P1">S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3" draw:text-style-name="P8" draw:layer="layout" svg:width="1.27cm" svg:height="1.27cm" svg:x="6.35cm" svg:y="10.16cm">
          <text:p text:style-name="P1">S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45" draw:text-style-name="P4" draw:layer="layout" svg:width="14.602cm" svg:height="6.35cm" svg:x="8.893cm" svg:y="6.032cm">
          <draw:text-box>
            <text:list text:style-name="L1">
              <text:list-item>
                <text:p text:style-name="P3"><text:span text:style-name="T2">Bulk synchronization can be handled by existing</text:span><text:span text:style-name="T2"><text:line-break/></text:span><text:span text:style-name="T2"> mirroring protocols.</text:span></text:p>
              </text:list-item>
            </text:list>
            <text:list text:style-name="L1">
              <text:list-item>
                <text:p text:style-name="P3"><text:span text:style-name="T2">HAMMER transaction id (TID) </text:span><text:span text:style-name="T11">is</text:span><text:span text:style-name="T12"> the data tag.</text:span></text:p>
              </text:list-item>
            </text:list>
            <text:list text:style-name="L1">
              <text:list-item>
                <text:p text:style-name="P3"><text:span text:style-name="T2">All quorum protocol features are supportable.</text:span></text:p>
              </text:list-item>
            </text:list>
            <text:list text:style-name="L1">
              <text:list-item>
                <text:p text:style-name="P3"><text:span text:style-name="T2">Rules can be loosened depending on application.</text:span></text:p>
              </text:list-item>
            </text:list>
            <text:list text:style-name="L1">
              <text:list-item>
                <text:p text:style-name="P3"><text:span text:style-name="T2">Cache Coherency protocols will be very complex.</text:span></text:p>
              </text:list-item>
            </text:list>
            <text:list text:style-name="L1">
              <text:list-item>
                <text:p text:style-name="P3"><text:span text:style-name="T2">VFS Quorum protocols will be very complex.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4.232cm" fo:page-height="18.08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2-11-19T10:58:40</meta:creation-date>
    <dc:creator>Matthew Dillon</dc:creator>
    <dc:date>2008-10-11T10:36:31</dc:date>
    <meta:print-date>2002-11-22T10:30:23</meta:print-date>
    <dc:language>en-US</dc:language>
    <meta:editing-cycles>114</meta:editing-cycles>
    <meta:editing-duration>P2DT6H49M35S</meta:editing-duration>
    <meta:user-defined meta:name="Info 1"/>
    <meta:user-defined meta:name="Info 2"/>
    <meta:user-defined meta:name="Info 3"/>
    <meta:user-defined meta:name="Info 4"/>
    <meta:document-statistic meta:object-count="376"/>
  </office:meta>
</office:document-meta>
</file>